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0" style:parent-style-name="DefaultParagraphFont" style:family="text">
      <style:text-properties fo:font-size="15pt" style:font-size-asian="15pt" style:font-size-complex="15pt"/>
    </style:style>
    <style:style style:name="T1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DefaultParagraphFont" style:family="text">
      <style:text-properties fo:font-size="15pt" style:font-size-asian="15pt" style:font-size-complex="15pt"/>
    </style:style>
    <style:style style:name="T14" style:parent-style-name="DefaultParagraphFont" style:family="text">
      <style:text-properties fo:font-size="15pt" style:font-size-asian="15pt" style:font-size-complex="15pt"/>
    </style:style>
    <style:style style:name="T1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6" style:parent-style-name="DefaultParagraphFont" style:family="text">
      <style:text-properties fo:font-size="15pt" style:font-size-asian="15pt" style:font-size-complex="15pt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9" style:parent-style-name="DefaultParagraphFont" style:family="text">
      <style:text-properties fo:font-size="15pt" style:font-size-asian="15pt" style:font-size-complex="15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2" style:parent-style-name="DefaultParagraphFont" style:family="text">
      <style:text-properties fo:font-size="15pt" style:font-size-asian="15pt" style:font-size-complex="15pt"/>
    </style:style>
    <style:style style:name="T2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5" style:parent-style-name="DefaultParagraphFont" style:family="text">
      <style:text-properties fo:font-size="15pt" style:font-size-asian="15pt" style:font-size-complex="15pt"/>
    </style:style>
    <style:style style:name="T26" style:parent-style-name="DefaultParagraphFont" style:family="text">
      <style:text-properties fo:font-size="15pt" style:font-size-asian="15pt" style:font-size-complex="15pt"/>
    </style:style>
    <style:style style:name="T2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8" style:parent-style-name="DefaultParagraphFont" style:family="text">
      <style:text-properties fo:font-size="15pt" style:font-size-asian="15pt" style:font-size-complex="15pt"/>
    </style:style>
    <style:style style:name="T29" style:parent-style-name="DefaultParagraphFont" style:family="text">
      <style:text-properties fo:font-size="15pt" style:font-size-asian="15pt" style:font-size-complex="15pt"/>
    </style:style>
    <style:style style:name="T30" style:parent-style-name="DefaultParagraphFont" style:family="text">
      <style:text-properties fo:font-size="15pt" style:font-size-asian="15pt" style:font-size-complex="15pt"/>
    </style:style>
    <style:style style:name="T3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2" style:parent-style-name="DefaultParagraphFont" style:family="text">
      <style:text-properties fo:font-size="15pt" style:font-size-asian="15pt" style:font-size-complex="15pt"/>
    </style:style>
    <style:style style:name="T33" style:parent-style-name="DefaultParagraphFont" style:family="text">
      <style:text-properties fo:font-size="15pt" style:font-size-asian="15pt" style:font-size-complex="15pt"/>
    </style:style>
    <style:style style:name="T3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DefaultParagraphFont" style:family="text">
      <style:text-properties fo:font-size="15pt" style:font-size-asian="15pt" style:font-size-complex="15pt"/>
    </style:style>
    <style:style style:name="T3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8" style:parent-style-name="DefaultParagraphFont" style:family="text">
      <style:text-properties fo:font-size="15pt" style:font-size-asian="15pt" style:font-size-complex="15pt"/>
    </style:style>
    <style:style style:name="T3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1" style:parent-style-name="DefaultParagraphFont" style:family="text">
      <style:text-properties fo:font-size="15pt" style:font-size-asian="15pt" style:font-size-complex="15pt"/>
    </style:style>
    <style:style style:name="T42" style:parent-style-name="DefaultParagraphFont" style:family="text">
      <style:text-properties fo:font-size="15pt" style:font-size-asian="15pt" style:font-size-complex="15pt"/>
    </style:style>
    <style:style style:name="T4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4" style:parent-style-name="DefaultParagraphFont" style:family="text">
      <style:text-properties fo:font-size="15pt" style:font-size-asian="15pt" style:font-size-complex="15pt"/>
    </style:style>
    <style:style style:name="T45" style:parent-style-name="DefaultParagraphFont" style:family="text">
      <style:text-properties fo:font-size="15pt" style:font-size-asian="15pt" style:font-size-complex="15pt"/>
    </style:style>
    <style:style style:name="T4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7" style:parent-style-name="DefaultParagraphFont" style:family="text">
      <style:text-properties fo:font-size="15pt" style:font-size-asian="15pt" style:font-size-complex="15pt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0" style:parent-style-name="DefaultParagraphFont" style:family="text">
      <style:text-properties fo:font-size="15pt" style:font-size-asian="15pt" style:font-size-complex="15pt"/>
    </style:style>
    <style:style style:name="T5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3" style:parent-style-name="DefaultParagraphFont" style:family="text">
      <style:text-properties fo:font-size="15pt" style:font-size-asian="15pt" style:font-size-complex="15pt"/>
    </style:style>
    <style:style style:name="T54" style:parent-style-name="DefaultParagraphFont" style:family="text">
      <style:text-properties fo:font-size="15pt" style:font-size-asian="15pt" style:font-size-complex="15pt"/>
    </style:style>
    <style:style style:name="T55" style:parent-style-name="DefaultParagraphFont" style:family="text">
      <style:text-properties fo:font-size="15pt" style:font-size-asian="15pt" style:font-size-complex="15pt"/>
    </style:style>
    <style:style style:name="T5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7" style:parent-style-name="DefaultParagraphFont" style:family="text">
      <style:text-properties fo:font-size="15pt" style:font-size-asian="15pt" style:font-size-complex="15pt"/>
    </style:style>
    <style:style style:name="T58" style:parent-style-name="DefaultParagraphFont" style:family="text">
      <style:text-properties fo:font-size="15pt" style:font-size-asian="15pt" style:font-size-complex="15pt"/>
    </style:style>
    <style:style style:name="T5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0" style:parent-style-name="DefaultParagraphFont" style:family="text">
      <style:text-properties fo:font-size="15pt" style:font-size-asian="15pt" style:font-size-complex="15pt"/>
    </style:style>
    <style:style style:name="T61" style:parent-style-name="DefaultParagraphFont" style:family="text">
      <style:text-properties fo:font-size="15pt" style:font-size-asian="15pt" style:font-size-complex="15pt"/>
    </style:style>
    <style:style style:name="T6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3" style:parent-style-name="DefaultParagraphFont" style:family="text">
      <style:text-properties fo:font-size="15pt" style:font-size-asian="15pt" style:font-size-complex="15pt"/>
    </style:style>
    <style:style style:name="T64" style:parent-style-name="DefaultParagraphFont" style:family="text">
      <style:text-properties fo:font-size="15pt" style:font-size-asian="15pt" style:font-size-complex="15pt"/>
    </style:style>
    <style:style style:name="T65" style:parent-style-name="DefaultParagraphFont" style:family="text">
      <style:text-properties fo:font-size="15pt" style:font-size-asian="15pt" style:font-size-complex="15pt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8" style:parent-style-name="DefaultParagraphFont" style:family="text">
      <style:text-properties fo:font-size="15pt" style:font-size-asian="15pt" style:font-size-complex="15pt"/>
    </style:style>
    <style:style style:name="T6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7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71" style:parent-style-name="DefaultParagraphFont" style:family="text">
      <style:text-properties fo:font-size="15pt" style:font-size-asian="15pt" style:font-size-complex="15pt"/>
    </style:style>
    <style:style style:name="T72" style:parent-style-name="DefaultParagraphFont" style:family="text">
      <style:text-properties fo:font-size="15pt" style:font-size-asian="15pt" style:font-size-complex="15pt"/>
    </style:style>
    <style:style style:name="T7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74" style:parent-style-name="DefaultParagraphFont" style:family="text">
      <style:text-properties fo:font-size="15pt" style:font-size-asian="15pt" style:font-size-complex="15pt"/>
    </style:style>
    <style:style style:name="T75" style:parent-style-name="DefaultParagraphFont" style:family="text">
      <style:text-properties fo:font-size="15pt" style:font-size-asian="15pt" style:font-size-complex="15pt"/>
    </style:style>
    <style:style style:name="T7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77" style:parent-style-name="DefaultParagraphFont" style:family="text">
      <style:text-properties fo:font-size="15pt" style:font-size-asian="15pt" style:font-size-complex="15pt"/>
    </style:style>
    <style:style style:name="T78" style:parent-style-name="DefaultParagraphFont" style:family="text">
      <style:text-properties fo:font-size="15pt" style:font-size-asian="15pt" style:font-size-complex="15pt"/>
    </style:style>
    <style:style style:name="T7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0" style:parent-style-name="DefaultParagraphFont" style:family="text">
      <style:text-properties fo:font-size="15pt" style:font-size-asian="15pt" style:font-size-complex="15pt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3" style:parent-style-name="DefaultParagraphFont" style:family="text">
      <style:text-properties fo:font-size="15pt" style:font-size-asian="15pt" style:font-size-complex="15pt"/>
    </style:style>
    <style:style style:name="T8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6" style:parent-style-name="DefaultParagraphFont" style:family="text">
      <style:text-properties fo:font-size="15pt" style:font-size-asian="15pt" style:font-size-complex="15pt"/>
    </style:style>
    <style:style style:name="T87" style:parent-style-name="DefaultParagraphFont" style:family="text">
      <style:text-properties fo:font-size="15pt" style:font-size-asian="15pt" style:font-size-complex="15pt"/>
    </style:style>
    <style:style style:name="T8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9" style:parent-style-name="DefaultParagraphFont" style:family="text">
      <style:text-properties fo:font-size="15pt" style:font-size-asian="15pt" style:font-size-complex="15pt"/>
    </style:style>
    <style:style style:name="T90" style:parent-style-name="DefaultParagraphFont" style:family="text">
      <style:text-properties fo:font-size="15pt" style:font-size-asian="15pt" style:font-size-complex="15pt"/>
    </style:style>
    <style:style style:name="T9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92" style:parent-style-name="DefaultParagraphFont" style:family="text">
      <style:text-properties fo:font-size="15pt" style:font-size-asian="15pt" style:font-size-complex="15pt"/>
    </style:style>
    <style:style style:name="T93" style:parent-style-name="DefaultParagraphFont" style:family="text">
      <style:text-properties fo:font-size="15pt" style:font-size-asian="15pt" style:font-size-complex="15pt"/>
    </style:style>
    <style:style style:name="T94" style:parent-style-name="DefaultParagraphFont" style:family="text">
      <style:text-properties fo:font-size="15pt" style:font-size-asian="15pt" style:font-size-complex="15pt"/>
    </style:style>
    <style:style style:name="T9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96" style:parent-style-name="DefaultParagraphFont" style:family="text">
      <style:text-properties fo:font-size="15pt" style:font-size-asian="15pt" style:font-size-complex="15pt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T98" style:parent-style-name="DefaultParagraphFont" style:family="text">
      <style:text-properties fo:font-size="15pt" style:font-size-asian="15pt" style:font-size-complex="15pt"/>
    </style:style>
    <style:style style:name="T9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00" style:parent-style-name="DefaultParagraphFont" style:family="text">
      <style:text-properties fo:font-size="15pt" style:font-size-asian="15pt" style:font-size-complex="15pt"/>
    </style:style>
    <style:style style:name="T10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0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03" style:parent-style-name="DefaultParagraphFont" style:family="text">
      <style:text-properties fo:font-size="15pt" style:font-size-asian="15pt" style:font-size-complex="15pt"/>
    </style:style>
    <style:style style:name="T104" style:parent-style-name="DefaultParagraphFont" style:family="text">
      <style:text-properties fo:font-size="15pt" style:font-size-asian="15pt" style:font-size-complex="15pt"/>
    </style:style>
    <style:style style:name="T105" style:parent-style-name="DefaultParagraphFont" style:family="text">
      <style:text-properties fo:font-size="15pt" style:font-size-asian="15pt" style:font-size-complex="15pt"/>
    </style:style>
    <style:style style:name="T106" style:parent-style-name="DefaultParagraphFont" style:family="text">
      <style:text-properties fo:font-size="15pt" style:font-size-asian="15pt" style:font-size-complex="15pt"/>
    </style:style>
    <style:style style:name="T107" style:parent-style-name="DefaultParagraphFont" style:family="text">
      <style:text-properties fo:font-size="15pt" style:font-size-asian="15pt" style:font-size-complex="15pt"/>
    </style:style>
    <style:style style:name="T10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09" style:parent-style-name="DefaultParagraphFont" style:family="text">
      <style:text-properties fo:font-size="15pt" style:font-size-asian="15pt" style:font-size-complex="15pt"/>
    </style:style>
    <style:style style:name="T110" style:parent-style-name="DefaultParagraphFont" style:family="text">
      <style:text-properties fo:font-size="15pt" style:font-size-asian="15pt" style:font-size-complex="15pt"/>
    </style:style>
    <style:style style:name="T11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12" style:parent-style-name="DefaultParagraphFont" style:family="text">
      <style:text-properties fo:font-size="15pt" style:font-size-asian="15pt" style:font-size-complex="15pt"/>
    </style:style>
    <style:style style:name="T113" style:parent-style-name="DefaultParagraphFont" style:family="text">
      <style:text-properties fo:font-size="15pt" style:font-size-asian="15pt" style:font-size-complex="15pt"/>
    </style:style>
    <style:style style:name="T114" style:parent-style-name="DefaultParagraphFont" style:family="text">
      <style:text-properties fo:font-size="15pt" style:font-size-asian="15pt" style:font-size-complex="15pt"/>
    </style:style>
    <style:style style:name="T11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16" style:parent-style-name="DefaultParagraphFont" style:family="text">
      <style:text-properties fo:font-size="15pt" style:font-size-asian="15pt" style:font-size-complex="15pt"/>
    </style:style>
    <style:style style:name="T117" style:parent-style-name="DefaultParagraphFont" style:family="text">
      <style:text-properties fo:font-size="15pt" style:font-size-asian="15pt" style:font-size-complex="15pt"/>
    </style:style>
    <style:style style:name="T118" style:parent-style-name="DefaultParagraphFont" style:family="text">
      <style:text-properties fo:font-size="15pt" style:font-size-asian="15pt" style:font-size-complex="15pt"/>
    </style:style>
    <style:style style:name="T119" style:parent-style-name="DefaultParagraphFont" style:family="text">
      <style:text-properties fo:font-size="15pt" style:font-size-asian="15pt" style:font-size-complex="15pt"/>
    </style:style>
    <style:style style:name="T120" style:parent-style-name="DefaultParagraphFont" style:family="text">
      <style:text-properties fo:font-size="15pt" style:font-size-asian="15pt" style:font-size-complex="15pt"/>
    </style:style>
    <style:style style:name="T121" style:parent-style-name="DefaultParagraphFont" style:family="text">
      <style:text-properties fo:font-size="15pt" style:font-size-asian="15pt" style:font-size-complex="15pt"/>
    </style:style>
    <style:style style:name="T122" style:parent-style-name="DefaultParagraphFont" style:family="text">
      <style:text-properties fo:font-size="15pt" style:font-size-asian="15pt" style:font-size-complex="15pt"/>
    </style:style>
    <style:style style:name="T123" style:parent-style-name="DefaultParagraphFont" style:family="text">
      <style:text-properties fo:font-size="15pt" style:font-size-asian="15pt" style:font-size-complex="15pt"/>
    </style:style>
    <style:style style:name="T124" style:parent-style-name="DefaultParagraphFont" style:family="text">
      <style:text-properties fo:font-size="15pt" style:font-size-asian="15pt" style:font-size-complex="15pt"/>
    </style:style>
    <style:style style:name="T125" style:parent-style-name="DefaultParagraphFont" style:family="text">
      <style:text-properties fo:font-size="15pt" style:font-size-asian="15pt" style:font-size-complex="15pt"/>
    </style:style>
    <style:style style:name="T126" style:parent-style-name="DefaultParagraphFont" style:family="text">
      <style:text-properties fo:font-size="15pt" style:font-size-asian="15pt" style:font-size-complex="15pt"/>
    </style:style>
    <style:style style:name="T127" style:parent-style-name="DefaultParagraphFont" style:family="text">
      <style:text-properties fo:font-size="15pt" style:font-size-asian="15pt" style:font-size-complex="15pt"/>
    </style:style>
    <style:style style:name="T128" style:parent-style-name="DefaultParagraphFont" style:family="text">
      <style:text-properties fo:font-size="15pt" style:font-size-asian="15pt" style:font-size-complex="15pt"/>
    </style:style>
    <style:style style:name="T129" style:parent-style-name="DefaultParagraphFont" style:family="text">
      <style:text-properties fo:font-size="15pt" style:font-size-asian="15pt" style:font-size-complex="15pt"/>
    </style:style>
    <style:style style:name="T130" style:parent-style-name="DefaultParagraphFont" style:family="text">
      <style:text-properties fo:font-size="15pt" style:font-size-asian="15pt" style:font-size-complex="15pt"/>
    </style:style>
    <style:style style:name="T131" style:parent-style-name="DefaultParagraphFont" style:family="text">
      <style:text-properties fo:font-size="15pt" style:font-size-asian="15pt" style:font-size-complex="15pt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34" style:parent-style-name="DefaultParagraphFont" style:family="text">
      <style:text-properties fo:font-size="15pt" style:font-size-asian="15pt" style:font-size-complex="15pt"/>
    </style:style>
    <style:style style:name="T13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3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37" style:parent-style-name="DefaultParagraphFont" style:family="text">
      <style:text-properties fo:font-size="15pt" style:font-size-asian="15pt" style:font-size-complex="15pt"/>
    </style:style>
    <style:style style:name="T138" style:parent-style-name="DefaultParagraphFont" style:family="text">
      <style:text-properties fo:font-size="15pt" style:font-size-asian="15pt" style:font-size-complex="15pt"/>
    </style:style>
    <style:style style:name="T139" style:parent-style-name="DefaultParagraphFont" style:family="text">
      <style:text-properties fo:font-size="15pt" style:font-size-asian="15pt" style:font-size-complex="15pt"/>
    </style:style>
    <style:style style:name="T140" style:parent-style-name="DefaultParagraphFont" style:family="text">
      <style:text-properties fo:font-size="15pt" style:font-size-asian="15pt" style:font-size-complex="15pt"/>
    </style:style>
    <style:style style:name="T141" style:parent-style-name="DefaultParagraphFont" style:family="text">
      <style:text-properties fo:font-size="15pt" style:font-size-asian="15pt" style:font-size-complex="15pt"/>
    </style:style>
    <style:style style:name="T14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43" style:parent-style-name="DefaultParagraphFont" style:family="text">
      <style:text-properties fo:font-size="15pt" style:font-size-asian="15pt" style:font-size-complex="15pt"/>
    </style:style>
    <style:style style:name="T144" style:parent-style-name="DefaultParagraphFont" style:family="text">
      <style:text-properties fo:font-size="15pt" style:font-size-asian="15pt" style:font-size-complex="15pt"/>
    </style:style>
    <style:style style:name="T14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46" style:parent-style-name="DefaultParagraphFont" style:family="text">
      <style:text-properties fo:font-size="15pt" style:font-size-asian="15pt" style:font-size-complex="15pt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49" style:parent-style-name="DefaultParagraphFont" style:family="text">
      <style:text-properties fo:font-size="15pt" style:font-size-asian="15pt" style:font-size-complex="15pt"/>
    </style:style>
    <style:style style:name="T15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5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52" style:parent-style-name="DefaultParagraphFont" style:family="text">
      <style:text-properties fo:font-size="15pt" style:font-size-asian="15pt" style:font-size-complex="15pt"/>
    </style:style>
    <style:style style:name="T153" style:parent-style-name="DefaultParagraphFont" style:family="text">
      <style:text-properties fo:font-size="15pt" style:font-size-asian="15pt" style:font-size-complex="15pt"/>
    </style:style>
    <style:style style:name="T154" style:parent-style-name="DefaultParagraphFont" style:family="text">
      <style:text-properties fo:font-size="15pt" style:font-size-asian="15pt" style:font-size-complex="15pt"/>
    </style:style>
    <style:style style:name="T155" style:parent-style-name="DefaultParagraphFont" style:family="text">
      <style:text-properties fo:font-size="15pt" style:font-size-asian="15pt" style:font-size-complex="15pt"/>
    </style:style>
    <style:style style:name="T15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57" style:parent-style-name="DefaultParagraphFont" style:family="text">
      <style:text-properties fo:font-size="15pt" style:font-size-asian="15pt" style:font-size-complex="15pt"/>
    </style:style>
    <style:style style:name="T158" style:parent-style-name="DefaultParagraphFont" style:family="text">
      <style:text-properties fo:font-size="15pt" style:font-size-asian="15pt" style:font-size-complex="15pt"/>
    </style:style>
    <style:style style:name="T15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60" style:parent-style-name="DefaultParagraphFont" style:family="text">
      <style:text-properties fo:font-size="15pt" style:font-size-asian="15pt" style:font-size-complex="15pt"/>
    </style:style>
    <style:style style:name="T161" style:parent-style-name="DefaultParagraphFont" style:family="text">
      <style:text-properties fo:font-size="15pt" style:font-size-asian="15pt" style:font-size-complex="15pt"/>
    </style:style>
    <style:style style:name="T16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63" style:parent-style-name="DefaultParagraphFont" style:family="text">
      <style:text-properties fo:font-size="15pt" style:font-size-asian="15pt" style:font-size-complex="15pt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66" style:parent-style-name="DefaultParagraphFont" style:family="text">
      <style:text-properties fo:font-size="15pt" style:font-size-asian="15pt" style:font-size-complex="15pt"/>
    </style:style>
    <style:style style:name="T16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6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6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" style:parent-style-name="DefaultParagraphFont" style:family="text">
      <style:text-properties fo:font-size="15pt" style:font-size-asian="15pt" style:font-size-complex="15pt"/>
    </style:style>
    <style:style style:name="T171" style:parent-style-name="DefaultParagraphFont" style:family="text">
      <style:text-properties fo:font-size="15pt" style:font-size-asian="15pt" style:font-size-complex="15pt"/>
    </style:style>
    <style:style style:name="T17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3" style:parent-style-name="DefaultParagraphFont" style:family="text">
      <style:text-properties fo:font-size="15pt" style:font-size-asian="15pt" style:font-size-complex="15pt"/>
    </style:style>
    <style:style style:name="T174" style:parent-style-name="DefaultParagraphFont" style:family="text">
      <style:text-properties fo:font-size="15pt" style:font-size-asian="15pt" style:font-size-complex="15pt"/>
    </style:style>
    <style:style style:name="T17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6" style:parent-style-name="DefaultParagraphFont" style:family="text">
      <style:text-properties fo:font-size="15pt" style:font-size-asian="15pt" style:font-size-complex="15pt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T17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9" style:parent-style-name="DefaultParagraphFont" style:family="text">
      <style:text-properties fo:font-size="15pt" style:font-size-asian="15pt" style:font-size-complex="15pt"/>
    </style:style>
    <style:style style:name="T180" style:parent-style-name="DefaultParagraphFont" style:family="text">
      <style:text-properties fo:font-size="15pt" style:font-size-asian="15pt" style:font-size-complex="15pt"/>
    </style:style>
    <style:style style:name="T181" style:parent-style-name="DefaultParagraphFont" style:family="text">
      <style:text-properties fo:font-size="15pt" style:font-size-asian="15pt" style:font-size-complex="15pt"/>
    </style:style>
    <style:style style:name="T18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83" style:parent-style-name="DefaultParagraphFont" style:family="text">
      <style:text-properties fo:font-size="15pt" style:font-size-asian="15pt" style:font-size-complex="15pt"/>
    </style:style>
    <style:style style:name="T18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8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86" style:parent-style-name="DefaultParagraphFont" style:family="text">
      <style:text-properties fo:font-size="15pt" style:font-size-asian="15pt" style:font-size-complex="15pt"/>
    </style:style>
    <style:style style:name="T187" style:parent-style-name="DefaultParagraphFont" style:family="text">
      <style:text-properties fo:font-size="15pt" style:font-size-asian="15pt" style:font-size-complex="15pt"/>
    </style:style>
    <style:style style:name="T18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89" style:parent-style-name="DefaultParagraphFont" style:family="text">
      <style:text-properties fo:font-size="15pt" style:font-size-asian="15pt" style:font-size-complex="15pt"/>
    </style:style>
    <style:style style:name="T190" style:parent-style-name="DefaultParagraphFont" style:family="text">
      <style:text-properties fo:font-size="15pt" style:font-size-asian="15pt" style:font-size-complex="15pt"/>
    </style:style>
    <style:style style:name="T191" style:parent-style-name="DefaultParagraphFont" style:family="text">
      <style:text-properties fo:font-size="15pt" style:font-size-asian="15pt" style:font-size-complex="15pt"/>
    </style:style>
    <style:style style:name="T19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93" style:parent-style-name="DefaultParagraphFont" style:family="text">
      <style:text-properties fo:font-size="15pt" style:font-size-asian="15pt" style:font-size-complex="15pt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96" style:parent-style-name="DefaultParagraphFont" style:family="text">
      <style:text-properties fo:font-size="15pt" style:font-size-asian="15pt" style:font-size-complex="15pt"/>
    </style:style>
    <style:style style:name="T19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9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99" style:parent-style-name="DefaultParagraphFont" style:family="text">
      <style:text-properties fo:font-size="15pt" style:font-size-asian="15pt" style:font-size-complex="15pt"/>
    </style:style>
    <style:style style:name="T200" style:parent-style-name="DefaultParagraphFont" style:family="text">
      <style:text-properties fo:font-size="15pt" style:font-size-asian="15pt" style:font-size-complex="15pt"/>
    </style:style>
    <style:style style:name="T201" style:parent-style-name="DefaultParagraphFont" style:family="text">
      <style:text-properties fo:font-size="15pt" style:font-size-asian="15pt" style:font-size-complex="15pt"/>
    </style:style>
    <style:style style:name="T202" style:parent-style-name="DefaultParagraphFont" style:family="text">
      <style:text-properties fo:font-size="15pt" style:font-size-asian="15pt" style:font-size-complex="15pt"/>
    </style:style>
    <style:style style:name="T203" style:parent-style-name="DefaultParagraphFont" style:family="text">
      <style:text-properties fo:font-size="15pt" style:font-size-asian="15pt" style:font-size-complex="15pt"/>
    </style:style>
    <style:style style:name="T20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05" style:parent-style-name="DefaultParagraphFont" style:family="text">
      <style:text-properties fo:font-size="15pt" style:font-size-asian="15pt" style:font-size-complex="15pt"/>
    </style:style>
    <style:style style:name="T206" style:parent-style-name="DefaultParagraphFont" style:family="text">
      <style:text-properties fo:font-size="15pt" style:font-size-asian="15pt" style:font-size-complex="15pt"/>
    </style:style>
    <style:style style:name="T20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08" style:parent-style-name="DefaultParagraphFont" style:family="text">
      <style:text-properties fo:font-size="15pt" style:font-size-asian="15pt" style:font-size-complex="15pt"/>
    </style:style>
    <style:style style:name="T209" style:parent-style-name="DefaultParagraphFont" style:family="text">
      <style:text-properties fo:font-size="15pt" style:font-size-asian="15pt" style:font-size-complex="15pt"/>
    </style:style>
    <style:style style:name="T21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11" style:parent-style-name="DefaultParagraphFont" style:family="text">
      <style:text-properties fo:font-size="15pt" style:font-size-asian="15pt" style:font-size-complex="15pt"/>
    </style:style>
    <style:style style:name="T212" style:parent-style-name="DefaultParagraphFont" style:family="text">
      <style:text-properties fo:font-size="15pt" style:font-size-asian="15pt" style:font-size-complex="15pt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T21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15" style:parent-style-name="DefaultParagraphFont" style:family="text">
      <style:text-properties fo:font-size="15pt" style:font-size-asian="15pt" style:font-size-complex="15pt"/>
    </style:style>
    <style:style style:name="T21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1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18" style:parent-style-name="DefaultParagraphFont" style:family="text">
      <style:text-properties fo:font-size="15pt" style:font-size-asian="15pt" style:font-size-complex="15pt"/>
    </style:style>
    <style:style style:name="T219" style:parent-style-name="DefaultParagraphFont" style:family="text">
      <style:text-properties fo:font-size="15pt" style:font-size-asian="15pt" style:font-size-complex="15pt"/>
    </style:style>
    <style:style style:name="T22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21" style:parent-style-name="DefaultParagraphFont" style:family="text">
      <style:text-properties fo:font-size="15pt" style:font-size-asian="15pt" style:font-size-complex="15pt"/>
    </style:style>
    <style:style style:name="T222" style:parent-style-name="DefaultParagraphFont" style:family="text">
      <style:text-properties fo:font-size="15pt" style:font-size-asian="15pt" style:font-size-complex="15pt"/>
    </style:style>
    <style:style style:name="T22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24" style:parent-style-name="DefaultParagraphFont" style:family="text">
      <style:text-properties fo:font-size="15pt" style:font-size-asian="15pt" style:font-size-complex="15pt"/>
    </style:style>
    <style:style style:name="T225" style:parent-style-name="DefaultParagraphFont" style:family="text">
      <style:text-properties fo:font-size="15pt" style:font-size-asian="15pt" style:font-size-complex="15pt"/>
    </style:style>
    <style:style style:name="T226" style:parent-style-name="DefaultParagraphFont" style:family="text">
      <style:text-properties fo:font-size="15pt" style:font-size-asian="15pt" style:font-size-complex="15pt"/>
    </style:style>
    <style:style style:name="T227" style:parent-style-name="DefaultParagraphFont" style:family="text">
      <style:text-properties fo:font-size="15pt" style:font-size-asian="15pt" style:font-size-complex="15pt"/>
    </style:style>
    <style:style style:name="T228" style:parent-style-name="DefaultParagraphFont" style:family="text">
      <style:text-properties fo:font-size="15pt" style:font-size-asian="15pt" style:font-size-complex="15pt"/>
    </style:style>
    <style:style style:name="T229" style:parent-style-name="DefaultParagraphFont" style:family="text">
      <style:text-properties fo:font-size="15pt" style:font-size-asian="15pt" style:font-size-complex="15pt"/>
    </style:style>
    <style:style style:name="T230" style:parent-style-name="DefaultParagraphFont" style:family="text">
      <style:text-properties fo:font-size="15pt" style:font-size-asian="15pt" style:font-size-complex="15pt"/>
    </style:style>
    <style:style style:name="T231" style:parent-style-name="DefaultParagraphFont" style:family="text">
      <style:text-properties fo:font-size="15pt" style:font-size-asian="15pt" style:font-size-complex="15pt"/>
    </style:style>
    <style:style style:name="T23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33" style:parent-style-name="DefaultParagraphFont" style:family="text">
      <style:text-properties fo:font-size="15pt" style:font-size-asian="15pt" style:font-size-complex="15pt"/>
    </style:style>
    <style:style style:name="T23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3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36" style:parent-style-name="DefaultParagraphFont" style:family="text">
      <style:text-properties fo:font-size="15pt" style:font-size-asian="15pt" style:font-size-complex="15pt"/>
    </style:style>
    <style:style style:name="T237" style:parent-style-name="DefaultParagraphFont" style:family="text">
      <style:text-properties fo:font-size="15pt" style:font-size-asian="15pt" style:font-size-complex="15pt"/>
    </style:style>
    <style:style style:name="T23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39" style:parent-style-name="DefaultParagraphFont" style:family="text">
      <style:text-properties fo:font-size="15pt" style:font-size-asian="15pt" style:font-size-complex="15pt"/>
    </style:style>
    <style:style style:name="T240" style:parent-style-name="DefaultParagraphFont" style:family="text">
      <style:text-properties fo:font-size="15pt" style:font-size-asian="15pt" style:font-size-complex="15pt"/>
    </style:style>
    <style:style style:name="T24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4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43" style:parent-style-name="DefaultParagraphFont" style:family="text">
      <style:text-properties fo:font-size="15pt" style:font-size-asian="15pt" style:font-size-complex="15pt"/>
    </style:style>
    <style:style style:name="T244" style:parent-style-name="DefaultParagraphFont" style:family="text">
      <style:text-properties fo:font-size="15pt" style:font-size-asian="15pt" style:font-size-complex="15pt"/>
    </style:style>
    <style:style style:name="T24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46" style:parent-style-name="DefaultParagraphFont" style:family="text">
      <style:text-properties fo:font-size="15pt" style:font-size-asian="15pt" style:font-size-complex="15pt"/>
    </style:style>
    <style:style style:name="P247" style:parent-style-name="Standard" style:family="paragraph">
      <style:text-properties fo:font-weight="bold" style:font-weight-asian="bold" style:font-weight-complex="bold"/>
    </style:style>
    <style:style style:name="T24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49" style:parent-style-name="DefaultParagraphFont" style:family="text">
      <style:text-properties fo:font-size="15pt" style:font-size-asian="15pt" style:font-size-complex="15pt"/>
    </style:style>
    <style:style style:name="T25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5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52" style:parent-style-name="DefaultParagraphFont" style:family="text">
      <style:text-properties fo:font-size="15pt" style:font-size-asian="15pt" style:font-size-complex="15pt"/>
    </style:style>
    <style:style style:name="T253" style:parent-style-name="DefaultParagraphFont" style:family="text">
      <style:text-properties fo:font-size="15pt" style:font-size-asian="15pt" style:font-size-complex="15pt"/>
    </style:style>
    <style:style style:name="T25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55" style:parent-style-name="DefaultParagraphFont" style:family="text">
      <style:text-properties fo:font-size="15pt" style:font-size-asian="15pt" style:font-size-complex="15pt"/>
    </style:style>
    <style:style style:name="T256" style:parent-style-name="DefaultParagraphFont" style:family="text">
      <style:text-properties fo:font-size="15pt" style:font-size-asian="15pt" style:font-size-complex="15pt"/>
    </style:style>
    <style:style style:name="T25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58" style:parent-style-name="DefaultParagraphFont" style:family="text">
      <style:text-properties fo:font-size="15pt" style:font-size-asian="15pt" style:font-size-complex="15pt"/>
    </style:style>
    <style:style style:name="T259" style:parent-style-name="DefaultParagraphFont" style:family="text">
      <style:text-properties fo:font-size="15pt" style:font-size-asian="15pt" style:font-size-complex="15pt"/>
    </style:style>
    <style:style style:name="T260" style:parent-style-name="DefaultParagraphFont" style:family="text">
      <style:text-properties fo:font-size="15pt" style:font-size-asian="15pt" style:font-size-complex="15pt"/>
    </style:style>
    <style:style style:name="T26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62" style:parent-style-name="DefaultParagraphFont" style:family="text">
      <style:text-properties fo:font-size="15pt" style:font-size-asian="15pt" style:font-size-complex="15pt"/>
    </style:style>
    <style:style style:name="T263" style:parent-style-name="DefaultParagraphFont" style:family="text">
      <style:text-properties fo:font-size="15pt" style:font-size-asian="15pt" style:font-size-complex="15pt"/>
    </style:style>
    <style:style style:name="T264" style:parent-style-name="DefaultParagraphFont" style:family="text">
      <style:text-properties fo:font-size="15pt" style:font-size-asian="15pt" style:font-size-complex="15pt"/>
    </style:style>
    <style:style style:name="T265" style:parent-style-name="DefaultParagraphFont" style:family="text">
      <style:text-properties fo:font-size="15pt" style:font-size-asian="15pt" style:font-size-complex="15pt"/>
    </style:style>
    <style:style style:name="T266" style:parent-style-name="DefaultParagraphFont" style:family="text">
      <style:text-properties fo:font-size="15pt" style:font-size-asian="15pt" style:font-size-complex="15pt"/>
    </style:style>
    <style:style style:name="T267" style:parent-style-name="DefaultParagraphFont" style:family="text">
      <style:text-properties fo:font-size="15pt" style:font-size-asian="15pt" style:font-size-complex="15pt"/>
    </style:style>
    <style:style style:name="T268" style:parent-style-name="DefaultParagraphFont" style:family="text">
      <style:text-properties fo:font-size="15pt" style:font-size-asian="15pt" style:font-size-complex="15pt"/>
    </style:style>
    <style:style style:name="T269" style:parent-style-name="DefaultParagraphFont" style:family="text">
      <style:text-properties fo:font-size="15pt" style:font-size-asian="15pt" style:font-size-complex="15pt"/>
    </style:style>
    <style:style style:name="T270" style:parent-style-name="DefaultParagraphFont" style:family="text">
      <style:text-properties fo:font-size="15pt" style:font-size-asian="15pt" style:font-size-complex="15pt"/>
    </style:style>
    <style:style style:name="T271" style:parent-style-name="DefaultParagraphFont" style:family="text">
      <style:text-properties fo:font-size="15pt" style:font-size-asian="15pt" style:font-size-complex="15pt"/>
    </style:style>
    <style:style style:name="T272" style:parent-style-name="DefaultParagraphFont" style:family="text">
      <style:text-properties fo:font-size="15pt" style:font-size-asian="15pt" style:font-size-complex="15pt"/>
    </style:style>
    <style:style style:name="T273" style:parent-style-name="DefaultParagraphFont" style:family="text">
      <style:text-properties fo:font-size="15pt" style:font-size-asian="15pt" style:font-size-complex="15pt"/>
    </style:style>
    <style:style style:name="T274" style:parent-style-name="DefaultParagraphFont" style:family="text">
      <style:text-properties fo:font-size="15pt" style:font-size-asian="15pt" style:font-size-complex="15pt"/>
    </style:style>
    <style:style style:name="T275" style:parent-style-name="DefaultParagraphFont" style:family="text">
      <style:text-properties fo:font-size="15pt" style:font-size-asian="15pt" style:font-size-complex="15pt"/>
    </style:style>
    <style:style style:name="T276" style:parent-style-name="DefaultParagraphFont" style:family="text">
      <style:text-properties fo:font-size="15pt" style:font-size-asian="15pt" style:font-size-complex="15pt"/>
    </style:style>
    <style:style style:name="T277" style:parent-style-name="DefaultParagraphFont" style:family="text">
      <style:text-properties fo:font-size="15pt" style:font-size-asian="15pt" style:font-size-complex="15pt"/>
    </style:style>
    <style:style style:name="T278" style:parent-style-name="DefaultParagraphFont" style:family="text">
      <style:text-properties fo:font-size="15pt" style:font-size-asian="15pt" style:font-size-complex="15pt"/>
    </style:style>
    <style:style style:name="T279" style:parent-style-name="DefaultParagraphFont" style:family="text">
      <style:text-properties fo:font-size="15pt" style:font-size-asian="15pt" style:font-size-complex="15pt"/>
    </style:style>
    <style:style style:name="T280" style:parent-style-name="DefaultParagraphFont" style:family="text">
      <style:text-properties fo:font-size="15pt" style:font-size-asian="15pt" style:font-size-complex="15pt"/>
    </style:style>
    <style:style style:name="T281" style:parent-style-name="DefaultParagraphFont" style:family="text">
      <style:text-properties fo:font-size="15pt" style:font-size-asian="15pt" style:font-size-complex="15pt"/>
    </style:style>
    <style:style style:name="T282" style:parent-style-name="DefaultParagraphFont" style:family="text">
      <style:text-properties fo:font-size="15pt" style:font-size-asian="15pt" style:font-size-complex="15pt"/>
    </style:style>
    <style:style style:name="T283" style:parent-style-name="DefaultParagraphFont" style:family="text">
      <style:text-properties fo:font-size="15pt" style:font-size-asian="15pt" style:font-size-complex="15pt"/>
    </style:style>
    <style:style style:name="T284" style:parent-style-name="DefaultParagraphFont" style:family="text">
      <style:text-properties fo:font-size="15pt" style:font-size-asian="15pt" style:font-size-complex="15pt"/>
    </style:style>
    <style:style style:name="T285" style:parent-style-name="DefaultParagraphFont" style:family="text">
      <style:text-properties fo:font-size="15pt" style:font-size-asian="15pt" style:font-size-complex="15pt"/>
    </style:style>
    <style:style style:name="T286" style:parent-style-name="DefaultParagraphFont" style:family="text">
      <style:text-properties fo:font-size="15pt" style:font-size-asian="15pt" style:font-size-complex="15pt"/>
    </style:style>
    <style:style style:name="P287" style:parent-style-name="Standard" style:family="paragraph">
      <style:text-properties fo:font-weight="bold" style:font-weight-asian="bold" style:font-weight-complex="bold"/>
    </style:style>
    <style:style style:name="T28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89" style:parent-style-name="DefaultParagraphFont" style:family="text">
      <style:text-properties fo:font-size="15pt" style:font-size-asian="15pt" style:font-size-complex="15pt"/>
    </style:style>
    <style:style style:name="T29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9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92" style:parent-style-name="DefaultParagraphFont" style:family="text">
      <style:text-properties fo:font-size="15pt" style:font-size-asian="15pt" style:font-size-complex="15pt"/>
    </style:style>
    <style:style style:name="T293" style:parent-style-name="DefaultParagraphFont" style:family="text">
      <style:text-properties fo:font-size="15pt" style:font-size-asian="15pt" style:font-size-complex="15pt"/>
    </style:style>
    <style:style style:name="T294" style:parent-style-name="DefaultParagraphFont" style:family="text">
      <style:text-properties fo:font-size="15pt" style:font-size-asian="15pt" style:font-size-complex="15pt"/>
    </style:style>
    <style:style style:name="T295" style:parent-style-name="DefaultParagraphFont" style:family="text">
      <style:text-properties fo:font-size="15pt" style:font-size-asian="15pt" style:font-size-complex="15pt"/>
    </style:style>
    <style:style style:name="T29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97" style:parent-style-name="DefaultParagraphFont" style:family="text">
      <style:text-properties fo:font-size="15pt" style:font-size-asian="15pt" style:font-size-complex="15pt"/>
    </style:style>
    <style:style style:name="T298" style:parent-style-name="DefaultParagraphFont" style:family="text">
      <style:text-properties fo:font-size="15pt" style:font-size-asian="15pt" style:font-size-complex="15pt"/>
    </style:style>
    <style:style style:name="T29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00" style:parent-style-name="DefaultParagraphFont" style:family="text">
      <style:text-properties fo:font-size="15pt" style:font-size-asian="15pt" style:font-size-complex="15pt"/>
    </style:style>
    <style:style style:name="T301" style:parent-style-name="DefaultParagraphFont" style:family="text">
      <style:text-properties fo:font-size="15pt" style:font-size-asian="15pt" style:font-size-complex="15pt"/>
    </style:style>
    <style:style style:name="T30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03" style:parent-style-name="DefaultParagraphFont" style:family="text">
      <style:text-properties fo:font-size="15pt" style:font-size-asian="15pt" style:font-size-complex="15pt"/>
    </style:style>
    <style:style style:name="T304" style:parent-style-name="DefaultParagraphFont" style:family="text">
      <style:text-properties fo:font-size="15pt" style:font-size-asian="15pt" style:font-size-complex="15pt"/>
    </style:style>
    <style:style style:name="T305" style:parent-style-name="DefaultParagraphFont" style:family="text">
      <style:text-properties fo:font-size="15pt" style:font-size-asian="15pt" style:font-size-complex="15pt"/>
    </style:style>
    <style:style style:name="T306" style:parent-style-name="DefaultParagraphFont" style:family="text">
      <style:text-properties fo:font-size="15pt" style:font-size-asian="15pt" style:font-size-complex="15pt"/>
    </style:style>
    <style:style style:name="T307" style:parent-style-name="DefaultParagraphFont" style:family="text">
      <style:text-properties fo:font-size="15pt" style:font-size-asian="15pt" style:font-size-complex="15pt"/>
    </style:style>
    <style:style style:name="T308" style:parent-style-name="DefaultParagraphFont" style:family="text">
      <style:text-properties fo:font-size="15pt" style:font-size-asian="15pt" style:font-size-complex="15pt"/>
    </style:style>
    <style:style style:name="T309" style:parent-style-name="DefaultParagraphFont" style:family="text">
      <style:text-properties fo:font-size="15pt" style:font-size-asian="15pt" style:font-size-complex="15pt"/>
    </style:style>
    <style:style style:name="T310" style:parent-style-name="DefaultParagraphFont" style:family="text">
      <style:text-properties fo:font-size="15pt" style:font-size-asian="15pt" style:font-size-complex="15pt"/>
    </style:style>
    <style:style style:name="P311" style:parent-style-name="Standard" style:family="paragraph">
      <style:text-properties fo:font-weight="bold" style:font-weight-asian="bold" style:font-weight-complex="bold"/>
    </style:style>
    <style:style style:name="T31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13" style:parent-style-name="DefaultParagraphFont" style:family="text">
      <style:text-properties fo:font-size="15pt" style:font-size-asian="15pt" style:font-size-complex="15pt"/>
    </style:style>
    <style:style style:name="T31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1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16" style:parent-style-name="DefaultParagraphFont" style:family="text">
      <style:text-properties fo:font-size="15pt" style:font-size-asian="15pt" style:font-size-complex="15pt"/>
    </style:style>
    <style:style style:name="T317" style:parent-style-name="DefaultParagraphFont" style:family="text">
      <style:text-properties fo:font-size="15pt" style:font-size-asian="15pt" style:font-size-complex="15pt"/>
    </style:style>
    <style:style style:name="T31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19" style:parent-style-name="DefaultParagraphFont" style:family="text">
      <style:text-properties fo:font-size="15pt" style:font-size-asian="15pt" style:font-size-complex="15pt"/>
    </style:style>
    <style:style style:name="T320" style:parent-style-name="DefaultParagraphFont" style:family="text">
      <style:text-properties fo:font-size="15pt" style:font-size-asian="15pt" style:font-size-complex="15pt"/>
    </style:style>
    <style:style style:name="T32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22" style:parent-style-name="DefaultParagraphFont" style:family="text">
      <style:text-properties fo:font-size="15pt" style:font-size-asian="15pt" style:font-size-complex="15pt"/>
    </style:style>
    <style:style style:name="T323" style:parent-style-name="DefaultParagraphFont" style:family="text">
      <style:text-properties fo:font-size="15pt" style:font-size-asian="15pt" style:font-size-complex="15pt"/>
    </style:style>
    <style:style style:name="T324" style:parent-style-name="DefaultParagraphFont" style:family="text">
      <style:text-properties fo:font-size="15pt" style:font-size-asian="15pt" style:font-size-complex="15pt"/>
    </style:style>
    <style:style style:name="T32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26" style:parent-style-name="DefaultParagraphFont" style:family="text">
      <style:text-properties fo:font-size="15pt" style:font-size-asian="15pt" style:font-size-complex="15pt"/>
    </style:style>
    <style:style style:name="T327" style:parent-style-name="DefaultParagraphFont" style:family="text">
      <style:text-properties fo:font-size="15pt" style:font-size-asian="15pt" style:font-size-complex="15pt"/>
    </style:style>
    <style:style style:name="T328" style:parent-style-name="DefaultParagraphFont" style:family="text">
      <style:text-properties fo:font-size="15pt" style:font-size-asian="15pt" style:font-size-complex="15pt"/>
    </style:style>
    <style:style style:name="T329" style:parent-style-name="DefaultParagraphFont" style:family="text">
      <style:text-properties fo:font-size="15pt" style:font-size-asian="15pt" style:font-size-complex="15pt"/>
    </style:style>
    <style:style style:name="T330" style:parent-style-name="DefaultParagraphFont" style:family="text">
      <style:text-properties fo:font-size="15pt" style:font-size-asian="15pt" style:font-size-complex="15pt"/>
    </style:style>
    <style:style style:name="P331" style:parent-style-name="Standard" style:family="paragraph">
      <style:text-properties fo:font-weight="bold" style:font-weight-asian="bold" style:font-weight-complex="bold"/>
    </style:style>
    <style:style style:name="T33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33" style:parent-style-name="DefaultParagraphFont" style:family="text">
      <style:text-properties fo:font-size="15pt" style:font-size-asian="15pt" style:font-size-complex="15pt"/>
    </style:style>
    <style:style style:name="T33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3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36" style:parent-style-name="DefaultParagraphFont" style:family="text">
      <style:text-properties fo:font-size="15pt" style:font-size-asian="15pt" style:font-size-complex="15pt"/>
    </style:style>
    <style:style style:name="T337" style:parent-style-name="DefaultParagraphFont" style:family="text">
      <style:text-properties fo:font-size="15pt" style:font-size-asian="15pt" style:font-size-complex="15pt"/>
    </style:style>
    <style:style style:name="T33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39" style:parent-style-name="DefaultParagraphFont" style:family="text">
      <style:text-properties fo:font-size="15pt" style:font-size-asian="15pt" style:font-size-complex="15pt"/>
    </style:style>
    <style:style style:name="T340" style:parent-style-name="DefaultParagraphFont" style:family="text">
      <style:text-properties fo:font-size="15pt" style:font-size-asian="15pt" style:font-size-complex="15pt"/>
    </style:style>
    <style:style style:name="T34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42" style:parent-style-name="DefaultParagraphFont" style:family="text">
      <style:text-properties fo:font-size="15pt" style:font-size-asian="15pt" style:font-size-complex="15pt"/>
    </style:style>
    <style:style style:name="T343" style:parent-style-name="DefaultParagraphFont" style:family="text">
      <style:text-properties fo:font-size="15pt" style:font-size-asian="15pt" style:font-size-complex="15pt"/>
    </style:style>
    <style:style style:name="T344" style:parent-style-name="DefaultParagraphFont" style:family="text">
      <style:text-properties fo:font-size="15pt" style:font-size-asian="15pt" style:font-size-complex="15pt"/>
    </style:style>
    <style:style style:name="T345" style:parent-style-name="DefaultParagraphFont" style:family="text">
      <style:text-properties fo:font-size="15pt" style:font-size-asian="15pt" style:font-size-complex="15pt"/>
    </style:style>
    <style:style style:name="T34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47" style:parent-style-name="DefaultParagraphFont" style:family="text">
      <style:text-properties fo:font-size="15pt" style:font-size-asian="15pt" style:font-size-complex="15pt"/>
    </style:style>
    <style:style style:name="T348" style:parent-style-name="DefaultParagraphFont" style:family="text">
      <style:text-properties fo:font-size="15pt" style:font-size-asian="15pt" style:font-size-complex="15pt"/>
    </style:style>
    <style:style style:name="T349" style:parent-style-name="DefaultParagraphFont" style:family="text">
      <style:text-properties fo:font-size="15pt" style:font-size-asian="15pt" style:font-size-complex="15pt"/>
    </style:style>
    <style:style style:name="P350" style:parent-style-name="Standard" style:family="paragraph">
      <style:text-properties fo:font-weight="bold" style:font-weight-asian="bold" style:font-weight-complex="bold"/>
    </style:style>
    <style:style style:name="T35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52" style:parent-style-name="DefaultParagraphFont" style:family="text">
      <style:text-properties fo:font-size="15pt" style:font-size-asian="15pt" style:font-size-complex="15pt"/>
    </style:style>
    <style:style style:name="T35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5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55" style:parent-style-name="DefaultParagraphFont" style:family="text">
      <style:text-properties fo:font-size="15pt" style:font-size-asian="15pt" style:font-size-complex="15pt"/>
    </style:style>
    <style:style style:name="T356" style:parent-style-name="DefaultParagraphFont" style:family="text">
      <style:text-properties fo:font-size="15pt" style:font-size-asian="15pt" style:font-size-complex="15pt"/>
    </style:style>
    <style:style style:name="T357" style:parent-style-name="DefaultParagraphFont" style:family="text">
      <style:text-properties fo:font-size="15pt" style:font-size-asian="15pt" style:font-size-complex="15pt"/>
    </style:style>
    <style:style style:name="T35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59" style:parent-style-name="DefaultParagraphFont" style:family="text">
      <style:text-properties fo:font-size="15pt" style:font-size-asian="15pt" style:font-size-complex="15pt"/>
    </style:style>
    <style:style style:name="T360" style:parent-style-name="DefaultParagraphFont" style:family="text">
      <style:text-properties fo:font-size="15pt" style:font-size-asian="15pt" style:font-size-complex="15pt"/>
    </style:style>
    <style:style style:name="T36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62" style:parent-style-name="DefaultParagraphFont" style:family="text">
      <style:text-properties fo:font-size="15pt" style:font-size-asian="15pt" style:font-size-complex="15pt"/>
    </style:style>
    <style:style style:name="T363" style:parent-style-name="DefaultParagraphFont" style:family="text">
      <style:text-properties fo:font-size="15pt" style:font-size-asian="15pt" style:font-size-complex="15pt"/>
    </style:style>
    <style:style style:name="T36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65" style:parent-style-name="DefaultParagraphFont" style:family="text">
      <style:text-properties fo:font-size="15pt" style:font-size-asian="15pt" style:font-size-complex="15pt"/>
    </style:style>
    <style:style style:name="T366" style:parent-style-name="DefaultParagraphFont" style:family="text">
      <style:text-properties fo:font-size="15pt" style:font-size-asian="15pt" style:font-size-complex="15pt"/>
    </style:style>
    <style:style style:name="T367" style:parent-style-name="DefaultParagraphFont" style:family="text">
      <style:text-properties fo:font-size="15pt" style:font-size-asian="15pt" style:font-size-complex="15pt"/>
    </style:style>
    <style:style style:name="T368" style:parent-style-name="DefaultParagraphFont" style:family="text">
      <style:text-properties fo:font-size="15pt" style:font-size-asian="15pt" style:font-size-complex="15pt"/>
    </style:style>
    <style:style style:name="T369" style:parent-style-name="DefaultParagraphFont" style:family="text">
      <style:text-properties fo:font-size="15pt" style:font-size-asian="15pt" style:font-size-complex="15pt"/>
    </style:style>
    <style:style style:name="T370" style:parent-style-name="DefaultParagraphFont" style:family="text">
      <style:text-properties fo:font-size="15pt" style:font-size-asian="15pt" style:font-size-complex="15pt"/>
    </style:style>
    <style:style style:name="P371" style:parent-style-name="Standard" style:family="paragraph">
      <style:text-properties fo:font-weight="bold" style:font-weight-asian="bold" style:font-weight-complex="bold"/>
    </style:style>
    <style:style style:name="T37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73" style:parent-style-name="DefaultParagraphFont" style:family="text">
      <style:text-properties fo:font-size="15pt" style:font-size-asian="15pt" style:font-size-complex="15pt"/>
    </style:style>
    <style:style style:name="T37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7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76" style:parent-style-name="DefaultParagraphFont" style:family="text">
      <style:text-properties fo:font-size="15pt" style:font-size-asian="15pt" style:font-size-complex="15pt"/>
    </style:style>
    <style:style style:name="T377" style:parent-style-name="DefaultParagraphFont" style:family="text">
      <style:text-properties fo:font-size="15pt" style:font-size-asian="15pt" style:font-size-complex="15pt"/>
    </style:style>
    <style:style style:name="T37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79" style:parent-style-name="DefaultParagraphFont" style:family="text">
      <style:text-properties fo:font-size="15pt" style:font-size-asian="15pt" style:font-size-complex="15pt"/>
    </style:style>
    <style:style style:name="T380" style:parent-style-name="DefaultParagraphFont" style:family="text">
      <style:text-properties fo:font-size="15pt" style:font-size-asian="15pt" style:font-size-complex="15pt"/>
    </style:style>
    <style:style style:name="T38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82" style:parent-style-name="DefaultParagraphFont" style:family="text">
      <style:text-properties fo:font-size="15pt" style:font-size-asian="15pt" style:font-size-complex="15pt"/>
    </style:style>
    <style:style style:name="T383" style:parent-style-name="DefaultParagraphFont" style:family="text">
      <style:text-properties fo:font-size="15pt" style:font-size-asian="15pt" style:font-size-complex="15pt"/>
    </style:style>
    <style:style style:name="T38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85" style:parent-style-name="DefaultParagraphFont" style:family="text">
      <style:text-properties fo:font-size="15pt" style:font-size-asian="15pt" style:font-size-complex="15pt"/>
    </style:style>
    <style:style style:name="T386" style:parent-style-name="DefaultParagraphFont" style:family="text">
      <style:text-properties fo:font-size="15pt" style:font-size-asian="15pt" style:font-size-complex="15pt"/>
    </style:style>
    <style:style style:name="T387" style:parent-style-name="DefaultParagraphFont" style:family="text">
      <style:text-properties fo:font-size="15pt" style:font-size-asian="15pt" style:font-size-complex="15pt"/>
    </style:style>
    <style:style style:name="T388" style:parent-style-name="DefaultParagraphFont" style:family="text">
      <style:text-properties fo:font-size="15pt" style:font-size-asian="15pt" style:font-size-complex="15pt"/>
    </style:style>
    <style:style style:name="T389" style:parent-style-name="DefaultParagraphFont" style:family="text">
      <style:text-properties fo:font-size="15pt" style:font-size-asian="15pt" style:font-size-complex="15pt"/>
    </style:style>
    <style:style style:name="P390" style:parent-style-name="Standard" style:family="paragraph">
      <style:text-properties fo:font-weight="bold" style:font-weight-asian="bold" style:font-weight-complex="bold"/>
    </style:style>
    <style:style style:name="T39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92" style:parent-style-name="DefaultParagraphFont" style:family="text">
      <style:text-properties fo:font-size="15pt" style:font-size-asian="15pt" style:font-size-complex="15pt"/>
    </style:style>
    <style:style style:name="T39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9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95" style:parent-style-name="DefaultParagraphFont" style:family="text">
      <style:text-properties fo:font-size="15pt" style:font-size-asian="15pt" style:font-size-complex="15pt"/>
    </style:style>
    <style:style style:name="T396" style:parent-style-name="DefaultParagraphFont" style:family="text">
      <style:text-properties fo:font-size="15pt" style:font-size-asian="15pt" style:font-size-complex="15pt"/>
    </style:style>
    <style:style style:name="T397" style:parent-style-name="DefaultParagraphFont" style:family="text">
      <style:text-properties fo:font-size="15pt" style:font-size-asian="15pt" style:font-size-complex="15pt"/>
    </style:style>
    <style:style style:name="T398" style:parent-style-name="DefaultParagraphFont" style:family="text">
      <style:text-properties fo:font-size="15pt" style:font-size-asian="15pt" style:font-size-complex="15pt"/>
    </style:style>
    <style:style style:name="T39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00" style:parent-style-name="DefaultParagraphFont" style:family="text">
      <style:text-properties fo:font-size="15pt" style:font-size-asian="15pt" style:font-size-complex="15pt"/>
    </style:style>
    <style:style style:name="T401" style:parent-style-name="DefaultParagraphFont" style:family="text">
      <style:text-properties fo:font-size="15pt" style:font-size-asian="15pt" style:font-size-complex="15pt"/>
    </style:style>
    <style:style style:name="T40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0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04" style:parent-style-name="DefaultParagraphFont" style:family="text">
      <style:text-properties fo:font-size="15pt" style:font-size-asian="15pt" style:font-size-complex="15pt"/>
    </style:style>
    <style:style style:name="T405" style:parent-style-name="DefaultParagraphFont" style:family="text">
      <style:text-properties fo:font-size="15pt" style:font-size-asian="15pt" style:font-size-complex="15pt"/>
    </style:style>
    <style:style style:name="T40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07" style:parent-style-name="DefaultParagraphFont" style:family="text">
      <style:text-properties fo:font-size="15pt" style:font-size-asian="15pt" style:font-size-complex="15pt"/>
    </style:style>
    <style:style style:name="T408" style:parent-style-name="DefaultParagraphFont" style:family="text">
      <style:text-properties fo:font-size="15pt" style:font-size-asian="15pt" style:font-size-complex="15pt"/>
    </style:style>
    <style:style style:name="T409" style:parent-style-name="DefaultParagraphFont" style:family="text">
      <style:text-properties fo:font-size="15pt" style:font-size-asian="15pt" style:font-size-complex="15pt"/>
    </style:style>
    <style:style style:name="T410" style:parent-style-name="DefaultParagraphFont" style:family="text">
      <style:text-properties fo:font-size="15pt" style:font-size-asian="15pt" style:font-size-complex="15pt"/>
    </style:style>
    <style:style style:name="P411" style:parent-style-name="Standard" style:family="paragraph">
      <style:text-properties fo:font-weight="bold" style:font-weight-asian="bold" style:font-weight-complex="bold"/>
    </style:style>
    <style:style style:name="T41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13" style:parent-style-name="DefaultParagraphFont" style:family="text">
      <style:text-properties fo:font-size="15pt" style:font-size-asian="15pt" style:font-size-complex="15pt"/>
    </style:style>
    <style:style style:name="T41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1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16" style:parent-style-name="DefaultParagraphFont" style:family="text">
      <style:text-properties fo:font-size="15pt" style:font-size-asian="15pt" style:font-size-complex="15pt"/>
    </style:style>
    <style:style style:name="T417" style:parent-style-name="DefaultParagraphFont" style:family="text">
      <style:text-properties fo:font-size="15pt" style:font-size-asian="15pt" style:font-size-complex="15pt"/>
    </style:style>
    <style:style style:name="T41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19" style:parent-style-name="DefaultParagraphFont" style:family="text">
      <style:text-properties fo:font-size="15pt" style:font-size-asian="15pt" style:font-size-complex="15pt"/>
    </style:style>
    <style:style style:name="T420" style:parent-style-name="DefaultParagraphFont" style:family="text">
      <style:text-properties fo:font-size="15pt" style:font-size-asian="15pt" style:font-size-complex="15pt"/>
    </style:style>
    <style:style style:name="T421" style:parent-style-name="DefaultParagraphFont" style:family="text">
      <style:text-properties fo:font-size="15pt" style:font-size-asian="15pt" style:font-size-complex="15pt"/>
    </style:style>
    <style:style style:name="T42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23" style:parent-style-name="DefaultParagraphFont" style:family="text">
      <style:text-properties fo:font-size="15pt" style:font-size-asian="15pt" style:font-size-complex="15pt"/>
    </style:style>
    <style:style style:name="T424" style:parent-style-name="DefaultParagraphFont" style:family="text">
      <style:text-properties fo:font-size="15pt" style:font-size-asian="15pt" style:font-size-complex="15pt"/>
    </style:style>
    <style:style style:name="T42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26" style:parent-style-name="DefaultParagraphFont" style:family="text">
      <style:text-properties fo:font-size="15pt" style:font-size-asian="15pt" style:font-size-complex="15pt"/>
    </style:style>
    <style:style style:name="T42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2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29" style:parent-style-name="DefaultParagraphFont" style:family="text">
      <style:text-properties fo:font-size="15pt" style:font-size-asian="15pt" style:font-size-complex="15pt"/>
    </style:style>
    <style:style style:name="T430" style:parent-style-name="DefaultParagraphFont" style:family="text">
      <style:text-properties fo:font-size="15pt" style:font-size-asian="15pt" style:font-size-complex="15pt"/>
    </style:style>
    <style:style style:name="T43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32" style:parent-style-name="DefaultParagraphFont" style:family="text">
      <style:text-properties fo:font-size="15pt" style:font-size-asian="15pt" style:font-size-complex="15pt"/>
    </style:style>
    <style:style style:name="T433" style:parent-style-name="DefaultParagraphFont" style:family="text">
      <style:text-properties fo:font-size="15pt" style:font-size-asian="15pt" style:font-size-complex="15pt"/>
    </style:style>
    <style:style style:name="T43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35" style:parent-style-name="DefaultParagraphFont" style:family="text">
      <style:text-properties fo:font-size="15pt" style:font-size-asian="15pt" style:font-size-complex="15pt"/>
    </style:style>
    <style:style style:name="T436" style:parent-style-name="DefaultParagraphFont" style:family="text">
      <style:text-properties fo:font-size="15pt" style:font-size-asian="15pt" style:font-size-complex="15pt"/>
    </style:style>
    <style:style style:name="T43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38" style:parent-style-name="DefaultParagraphFont" style:family="text">
      <style:text-properties fo:font-size="15pt" style:font-size-asian="15pt" style:font-size-complex="15pt"/>
    </style:style>
    <style:style style:name="T439" style:parent-style-name="DefaultParagraphFont" style:family="text">
      <style:text-properties fo:font-size="15pt" style:font-size-asian="15pt" style:font-size-complex="15pt"/>
    </style:style>
    <style:style style:name="T440" style:parent-style-name="DefaultParagraphFont" style:family="text">
      <style:text-properties fo:font-size="15pt" style:font-size-asian="15pt" style:font-size-complex="15pt"/>
    </style:style>
    <style:style style:name="T441" style:parent-style-name="DefaultParagraphFont" style:family="text">
      <style:text-properties fo:font-size="15pt" style:font-size-asian="15pt" style:font-size-complex="15pt"/>
    </style:style>
    <style:style style:name="T442" style:parent-style-name="DefaultParagraphFont" style:family="text">
      <style:text-properties fo:font-size="15pt" style:font-size-asian="15pt" style:font-size-complex="15pt"/>
    </style:style>
    <style:style style:name="T44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44" style:parent-style-name="DefaultParagraphFont" style:family="text">
      <style:text-properties fo:font-size="15pt" style:font-size-asian="15pt" style:font-size-complex="15pt"/>
    </style:style>
    <style:style style:name="T44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4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47" style:parent-style-name="DefaultParagraphFont" style:family="text">
      <style:text-properties fo:font-size="15pt" style:font-size-asian="15pt" style:font-size-complex="15pt"/>
    </style:style>
    <style:style style:name="T448" style:parent-style-name="DefaultParagraphFont" style:family="text">
      <style:text-properties fo:font-size="15pt" style:font-size-asian="15pt" style:font-size-complex="15pt"/>
    </style:style>
    <style:style style:name="T44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50" style:parent-style-name="DefaultParagraphFont" style:family="text">
      <style:text-properties fo:font-size="15pt" style:font-size-asian="15pt" style:font-size-complex="15pt"/>
    </style:style>
    <style:style style:name="T451" style:parent-style-name="DefaultParagraphFont" style:family="text">
      <style:text-properties fo:font-size="15pt" style:font-size-asian="15pt" style:font-size-complex="15pt"/>
    </style:style>
    <style:style style:name="T45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53" style:parent-style-name="DefaultParagraphFont" style:family="text">
      <style:text-properties fo:font-size="15pt" style:font-size-asian="15pt" style:font-size-complex="15pt"/>
    </style:style>
    <style:style style:name="P454" style:parent-style-name="Standard" style:family="paragraph">
      <style:text-properties fo:font-weight="bold" style:font-weight-asian="bold" style:font-weight-complex="bold"/>
    </style:style>
    <style:style style:name="T45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56" style:parent-style-name="DefaultParagraphFont" style:family="text">
      <style:text-properties fo:font-size="15pt" style:font-size-asian="15pt" style:font-size-complex="15pt"/>
    </style:style>
    <style:style style:name="T45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5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59" style:parent-style-name="DefaultParagraphFont" style:family="text">
      <style:text-properties fo:font-size="15pt" style:font-size-asian="15pt" style:font-size-complex="15pt"/>
    </style:style>
    <style:style style:name="T460" style:parent-style-name="DefaultParagraphFont" style:family="text">
      <style:text-properties fo:font-size="15pt" style:font-size-asian="15pt" style:font-size-complex="15pt"/>
    </style:style>
    <style:style style:name="T46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62" style:parent-style-name="DefaultParagraphFont" style:family="text">
      <style:text-properties fo:font-size="15pt" style:font-size-asian="15pt" style:font-size-complex="15pt"/>
    </style:style>
    <style:style style:name="T463" style:parent-style-name="DefaultParagraphFont" style:family="text">
      <style:text-properties fo:font-size="15pt" style:font-size-asian="15pt" style:font-size-complex="15pt"/>
    </style:style>
    <style:style style:name="T46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65" style:parent-style-name="DefaultParagraphFont" style:family="text">
      <style:text-properties fo:font-size="15pt" style:font-size-asian="15pt" style:font-size-complex="15pt"/>
    </style:style>
    <style:style style:name="T466" style:parent-style-name="DefaultParagraphFont" style:family="text">
      <style:text-properties fo:font-size="15pt" style:font-size-asian="15pt" style:font-size-complex="15pt"/>
    </style:style>
    <style:style style:name="T46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68" style:parent-style-name="DefaultParagraphFont" style:family="text">
      <style:text-properties fo:font-size="15pt" style:font-size-asian="15pt" style:font-size-complex="15pt"/>
    </style:style>
    <style:style style:name="T469" style:parent-style-name="DefaultParagraphFont" style:family="text">
      <style:text-properties fo:font-size="15pt" style:font-size-asian="15pt" style:font-size-complex="15pt"/>
    </style:style>
    <style:style style:name="T470" style:parent-style-name="DefaultParagraphFont" style:family="text">
      <style:text-properties fo:font-size="15pt" style:font-size-asian="15pt" style:font-size-complex="15pt"/>
    </style:style>
    <style:style style:name="T471" style:parent-style-name="DefaultParagraphFont" style:family="text">
      <style:text-properties fo:font-size="15pt" style:font-size-asian="15pt" style:font-size-complex="15pt"/>
    </style:style>
    <style:style style:name="P472" style:parent-style-name="Standard" style:family="paragraph">
      <style:text-properties fo:font-weight="bold" style:font-weight-asian="bold" style:font-weight-complex="bold"/>
    </style:style>
    <style:style style:name="T47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74" style:parent-style-name="DefaultParagraphFont" style:family="text">
      <style:text-properties fo:font-size="15pt" style:font-size-asian="15pt" style:font-size-complex="15pt"/>
    </style:style>
    <style:style style:name="T47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7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77" style:parent-style-name="DefaultParagraphFont" style:family="text">
      <style:text-properties fo:font-size="15pt" style:font-size-asian="15pt" style:font-size-complex="15pt"/>
    </style:style>
    <style:style style:name="T478" style:parent-style-name="DefaultParagraphFont" style:family="text">
      <style:text-properties fo:font-size="15pt" style:font-size-asian="15pt" style:font-size-complex="15pt"/>
    </style:style>
    <style:style style:name="T479" style:parent-style-name="DefaultParagraphFont" style:family="text">
      <style:text-properties fo:font-size="15pt" style:font-size-asian="15pt" style:font-size-complex="15pt"/>
    </style:style>
    <style:style style:name="T48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81" style:parent-style-name="DefaultParagraphFont" style:family="text">
      <style:text-properties fo:font-size="15pt" style:font-size-asian="15pt" style:font-size-complex="15pt"/>
    </style:style>
    <style:style style:name="T482" style:parent-style-name="DefaultParagraphFont" style:family="text">
      <style:text-properties fo:font-size="15pt" style:font-size-asian="15pt" style:font-size-complex="15pt"/>
    </style:style>
    <style:style style:name="T48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84" style:parent-style-name="DefaultParagraphFont" style:family="text">
      <style:text-properties fo:font-size="15pt" style:font-size-asian="15pt" style:font-size-complex="15pt"/>
    </style:style>
    <style:style style:name="T485" style:parent-style-name="DefaultParagraphFont" style:family="text">
      <style:text-properties fo:font-size="15pt" style:font-size-asian="15pt" style:font-size-complex="15pt"/>
    </style:style>
    <style:style style:name="T48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87" style:parent-style-name="DefaultParagraphFont" style:family="text">
      <style:text-properties fo:font-size="15pt" style:font-size-asian="15pt" style:font-size-complex="15pt"/>
    </style:style>
    <style:style style:name="T488" style:parent-style-name="DefaultParagraphFont" style:family="text">
      <style:text-properties fo:font-size="15pt" style:font-size-asian="15pt" style:font-size-complex="15pt"/>
    </style:style>
    <style:style style:name="T489" style:parent-style-name="DefaultParagraphFont" style:family="text">
      <style:text-properties fo:font-size="15pt" style:font-size-asian="15pt" style:font-size-complex="15pt"/>
    </style:style>
    <style:style style:name="T490" style:parent-style-name="DefaultParagraphFont" style:family="text">
      <style:text-properties fo:font-size="15pt" style:font-size-asian="15pt" style:font-size-complex="15pt"/>
    </style:style>
    <style:style style:name="T491" style:parent-style-name="DefaultParagraphFont" style:family="text">
      <style:text-properties fo:font-size="15pt" style:font-size-asian="15pt" style:font-size-complex="15pt"/>
    </style:style>
    <style:style style:name="T492" style:parent-style-name="DefaultParagraphFont" style:family="text">
      <style:text-properties fo:font-size="15pt" style:font-size-asian="15pt" style:font-size-complex="15pt"/>
    </style:style>
    <style:style style:name="T493" style:parent-style-name="DefaultParagraphFont" style:family="text">
      <style:text-properties fo:font-size="15pt" style:font-size-asian="15pt" style:font-size-complex="15pt"/>
    </style:style>
    <style:style style:name="T494" style:parent-style-name="DefaultParagraphFont" style:family="text">
      <style:text-properties fo:font-size="15pt" style:font-size-asian="15pt" style:font-size-complex="15pt"/>
    </style:style>
    <style:style style:name="T495" style:parent-style-name="DefaultParagraphFont" style:family="text">
      <style:text-properties fo:font-size="15pt" style:font-size-asian="15pt" style:font-size-complex="15pt"/>
    </style:style>
    <style:style style:name="T496" style:parent-style-name="DefaultParagraphFont" style:family="text">
      <style:text-properties fo:font-size="15pt" style:font-size-asian="15pt" style:font-size-complex="15pt"/>
    </style:style>
    <style:style style:name="T497" style:parent-style-name="DefaultParagraphFont" style:family="text">
      <style:text-properties fo:font-size="15pt" style:font-size-asian="15pt" style:font-size-complex="15pt"/>
    </style:style>
    <style:style style:name="T498" style:parent-style-name="DefaultParagraphFont" style:family="text">
      <style:text-properties fo:font-size="15pt" style:font-size-asian="15pt" style:font-size-complex="15pt"/>
    </style:style>
    <style:style style:name="T499" style:parent-style-name="DefaultParagraphFont" style:family="text">
      <style:text-properties fo:font-size="15pt" style:font-size-asian="15pt" style:font-size-complex="15pt"/>
    </style:style>
    <style:style style:name="T500" style:parent-style-name="DefaultParagraphFont" style:family="text">
      <style:text-properties fo:font-size="15pt" style:font-size-asian="15pt" style:font-size-complex="15pt"/>
    </style:style>
    <style:style style:name="T501" style:parent-style-name="DefaultParagraphFont" style:family="text">
      <style:text-properties fo:font-size="15pt" style:font-size-asian="15pt" style:font-size-complex="15pt"/>
    </style:style>
    <style:style style:name="T502" style:parent-style-name="DefaultParagraphFont" style:family="text">
      <style:text-properties fo:font-size="15pt" style:font-size-asian="15pt" style:font-size-complex="15pt"/>
    </style:style>
    <style:style style:name="T503" style:parent-style-name="DefaultParagraphFont" style:family="text">
      <style:text-properties fo:font-size="15pt" style:font-size-asian="15pt" style:font-size-complex="15pt"/>
    </style:style>
    <style:style style:name="T504" style:parent-style-name="DefaultParagraphFont" style:family="text">
      <style:text-properties fo:font-size="15pt" style:font-size-asian="15pt" style:font-size-complex="15pt"/>
    </style:style>
    <style:style style:name="T505" style:parent-style-name="DefaultParagraphFont" style:family="text">
      <style:text-properties fo:font-size="15pt" style:font-size-asian="15pt" style:font-size-complex="15pt"/>
    </style:style>
    <style:style style:name="T506" style:parent-style-name="DefaultParagraphFont" style:family="text">
      <style:text-properties fo:font-size="15pt" style:font-size-asian="15pt" style:font-size-complex="15pt"/>
    </style:style>
    <style:style style:name="T507" style:parent-style-name="DefaultParagraphFont" style:family="text">
      <style:text-properties fo:font-size="15pt" style:font-size-asian="15pt" style:font-size-complex="15pt"/>
    </style:style>
    <style:style style:name="T508" style:parent-style-name="DefaultParagraphFont" style:family="text">
      <style:text-properties fo:font-size="15pt" style:font-size-asian="15pt" style:font-size-complex="15pt"/>
    </style:style>
    <style:style style:name="T509" style:parent-style-name="DefaultParagraphFont" style:family="text">
      <style:text-properties fo:font-size="15pt" style:font-size-asian="15pt" style:font-size-complex="15pt"/>
    </style:style>
    <style:style style:name="T510" style:parent-style-name="DefaultParagraphFont" style:family="text">
      <style:text-properties fo:font-size="15pt" style:font-size-asian="15pt" style:font-size-complex="15pt"/>
    </style:style>
    <style:style style:name="T511" style:parent-style-name="DefaultParagraphFont" style:family="text">
      <style:text-properties fo:font-size="15pt" style:font-size-asian="15pt" style:font-size-complex="15pt"/>
    </style:style>
    <style:style style:name="T512" style:parent-style-name="DefaultParagraphFont" style:family="text">
      <style:text-properties fo:font-size="15pt" style:font-size-asian="15pt" style:font-size-complex="15pt"/>
    </style:style>
    <style:style style:name="T513" style:parent-style-name="DefaultParagraphFont" style:family="text">
      <style:text-properties fo:font-size="15pt" style:font-size-asian="15pt" style:font-size-complex="15pt"/>
    </style:style>
    <style:style style:name="T514" style:parent-style-name="DefaultParagraphFont" style:family="text">
      <style:text-properties fo:font-size="15pt" style:font-size-asian="15pt" style:font-size-complex="15pt"/>
    </style:style>
    <style:style style:name="T515" style:parent-style-name="DefaultParagraphFont" style:family="text">
      <style:text-properties fo:font-size="15pt" style:font-size-asian="15pt" style:font-size-complex="15pt"/>
    </style:style>
    <style:style style:name="T516" style:parent-style-name="DefaultParagraphFont" style:family="text">
      <style:text-properties fo:font-size="15pt" style:font-size-asian="15pt" style:font-size-complex="15pt"/>
    </style:style>
    <style:style style:name="T517" style:parent-style-name="DefaultParagraphFont" style:family="text">
      <style:text-properties fo:font-size="15pt" style:font-size-asian="15pt" style:font-size-complex="15pt"/>
    </style:style>
    <style:style style:name="T518" style:parent-style-name="DefaultParagraphFont" style:family="text">
      <style:text-properties fo:font-size="15pt" style:font-size-asian="15pt" style:font-size-complex="15pt"/>
    </style:style>
    <style:style style:name="T519" style:parent-style-name="DefaultParagraphFont" style:family="text">
      <style:text-properties fo:font-size="15pt" style:font-size-asian="15pt" style:font-size-complex="15pt"/>
    </style:style>
    <style:style style:name="T520" style:parent-style-name="DefaultParagraphFont" style:family="text">
      <style:text-properties fo:font-size="15pt" style:font-size-asian="15pt" style:font-size-complex="15pt"/>
    </style:style>
    <style:style style:name="T521" style:parent-style-name="DefaultParagraphFont" style:family="text">
      <style:text-properties fo:font-size="15pt" style:font-size-asian="15pt" style:font-size-complex="15pt"/>
    </style:style>
    <style:style style:name="T522" style:parent-style-name="DefaultParagraphFont" style:family="text">
      <style:text-properties fo:font-size="15pt" style:font-size-asian="15pt" style:font-size-complex="15pt"/>
    </style:style>
    <style:style style:name="T523" style:parent-style-name="DefaultParagraphFont" style:family="text">
      <style:text-properties fo:font-size="15pt" style:font-size-asian="15pt" style:font-size-complex="15pt"/>
    </style:style>
    <style:style style:name="T524" style:parent-style-name="DefaultParagraphFont" style:family="text">
      <style:text-properties fo:font-size="15pt" style:font-size-asian="15pt" style:font-size-complex="15pt"/>
    </style:style>
    <style:style style:name="T525" style:parent-style-name="DefaultParagraphFont" style:family="text">
      <style:text-properties fo:font-size="15pt" style:font-size-asian="15pt" style:font-size-complex="15pt"/>
    </style:style>
    <style:style style:name="T526" style:parent-style-name="DefaultParagraphFont" style:family="text">
      <style:text-properties fo:font-size="15pt" style:font-size-asian="15pt" style:font-size-complex="15pt"/>
    </style:style>
    <style:style style:name="T527" style:parent-style-name="DefaultParagraphFont" style:family="text">
      <style:text-properties fo:font-size="15pt" style:font-size-asian="15pt" style:font-size-complex="15pt"/>
    </style:style>
    <style:style style:name="P528" style:parent-style-name="Standard" style:family="paragraph">
      <style:text-properties fo:font-weight="bold" style:font-weight-asian="bold" style:font-weight-complex="bold"/>
    </style:style>
    <style:style style:name="P529" style:parent-style-name="Standard" style:family="paragraph">
      <style:text-properties fo:font-weight="bold" style:font-weight-asian="bold" style:font-weight-complex="bold"/>
    </style:style>
    <style:style style:name="T53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31" style:parent-style-name="DefaultParagraphFont" style:family="text">
      <style:text-properties fo:font-size="15pt" style:font-size-asian="15pt" style:font-size-complex="15pt"/>
    </style:style>
    <style:style style:name="T53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3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34" style:parent-style-name="DefaultParagraphFont" style:family="text">
      <style:text-properties fo:font-size="15pt" style:font-size-asian="15pt" style:font-size-complex="15pt"/>
    </style:style>
    <style:style style:name="T535" style:parent-style-name="DefaultParagraphFont" style:family="text">
      <style:text-properties fo:font-size="15pt" style:font-size-asian="15pt" style:font-size-complex="15pt"/>
    </style:style>
    <style:style style:name="T53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37" style:parent-style-name="DefaultParagraphFont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s text:c="6"/></text:span><text:span text:style-name="T7">LINUX COMMANDS</text:span></text:p>
      <text:p text:style-name="P8"/>
      <text:p text:style-name="Standard"><text:span text:style-name="T9">1) <text:s/>Name</text:span><text:span text:style-name="T10"><text:s text:c="3"/>-</text:span><text:span text:style-name="T11"><text:s/>man</text:span></text:p>
      <text:p text:style-name="Standard"><text:span text:style-name="T12"><text:s text:c="6"/>Use <text:s text:c="5"/>-<text:s/></text:span><text:span text:style-name="T13">format and display the on-line manual pages</text:span></text:p>
      <text:p text:style-name="Standard"><text:span text:style-name="T14"><text:s text:c="6"/></text:span><text:span text:style-name="T15">Syntax</text:span><text:span text:style-name="T16"><text:s/>– man [command name]</text:span></text:p>
      <text:p text:style-name="Standard"><text:span text:style-name="T17"><text:s text:c="6"/></text:span><text:span text:style-name="T18"><text:s text:c="2"/>Eg <text:s text:c="6"/>- <text:s/></text:span><text:span text:style-name="T19">man mkdir</text:span></text:p>
      <text:p text:style-name="P20"/>
      <text:p text:style-name="Standard"><text:span text:style-name="T21">2) <text:s/>Name</text:span><text:span text:style-name="T22"><text:s text:c="3"/>-<text:s/></text:span><text:span text:style-name="T23">date</text:span></text:p>
      <text:p text:style-name="Standard"><text:span text:style-name="T24"><text:s text:c="6"/>Use <text:s text:c="5"/>-<text:s/></text:span><text:span text:style-name="T25">Prints or sets the system time and date.</text:span></text:p>
      <text:p text:style-name="Standard"><text:span text:style-name="T26"><text:s text:c="6"/></text:span><text:span text:style-name="T27">Syntax</text:span><text:span text:style-name="T28"><text:s/></text:span><text:span text:style-name="T29">– date</text:span></text:p>
      <text:p text:style-name="Standard"><text:span text:style-name="T30"><text:s text:c="6"/></text:span><text:span text:style-name="T31">Eg</text:span><text:span text:style-name="T32"><text:s text:c="7"/>- <text:s/>date</text:span></text:p>
      <text:p text:style-name="Standard"><text:span text:style-name="T33"><text:s text:c="6"/></text:span><text:span text:style-name="T34">O/P <text:s text:c="5"/></text:span><text:span text:style-name="T35">- Fri Jul 10 14:42:53 IST 2015</text:span></text:p>
      <text:p text:style-name="Standard"><text:span text:style-name="T36"><text:s/></text:span></text:p>
      <text:p text:style-name="Standard"><text:span text:style-name="T37">3) <text:s/>Name</text:span><text:span text:style-name="T38"><text:s text:c="3"/>-<text:s/></text:span><text:span text:style-name="T39">history</text:span></text:p>
      <text:p text:style-name="Standard"><text:span text:style-name="T40"><text:s text:c="6"/>Use <text:s text:c="5"/>-<text:s/></text:span><text:span text:style-name="T41">Prints command history</text:span></text:p>
      <text:p text:style-name="Standard"><text:span text:style-name="T42"><text:s text:c="6"/></text:span><text:span text:style-name="T43">Syntax</text:span><text:span text:style-name="T44"><text:s/>– history</text:span></text:p>
      <text:p text:style-name="Standard"><text:span text:style-name="T45"><text:s text:c="6"/></text:span><text:span text:style-name="T46">Eg</text:span><text:span text:style-name="T47"><text:s text:c="7"/>- <text:s/>history</text:span></text:p>
      <text:p text:style-name="P48"/>
      <text:p text:style-name="Standard"><text:span text:style-name="T49">4) <text:s/>Name</text:span><text:span text:style-name="T50"><text:s text:c="3"/>-<text:s/></text:span><text:span text:style-name="T51">who</text:span></text:p>
      <text:p text:style-name="Standard"><text:span text:style-name="T52"><text:s text:c="6"/>Use <text:s text:c="5"/>-<text:s/></text:span><text:span text:style-name="T53">Displays who is logged on to th</text:span><text:span text:style-name="T54">e system.</text:span></text:p>
      <text:p text:style-name="Standard"><text:span text:style-name="T55"><text:s text:c="6"/></text:span><text:span text:style-name="T56">Syntax</text:span><text:span text:style-name="T57"><text:s/>– who</text:span></text:p>
      <text:p text:style-name="Standard"><text:span text:style-name="T58"><text:s text:c="6"/></text:span><text:span text:style-name="T59">Eg</text:span><text:span text:style-name="T60"><text:s text:c="7"/>- <text:s/>who</text:span></text:p>
      <text:p text:style-name="Standard"><text:span text:style-name="T61"><text:s text:c="6"/></text:span><text:span text:style-name="T62">O/P</text:span><text:span text:style-name="T63"><text:s text:c="5"/>- os29 <text:s text:c="4"/>:0 <text:s text:c="10"/>2015-07-10 14:06 (:0)</text:span></text:p>
      <text:p text:style-name="Standard"><text:span text:style-name="T64"><text:tab/></text:span><text:span text:style-name="T65"><text:tab/><text:s/>os29 <text:s text:c="4"/>pts/7 <text:s text:c="7"/>2015-07-10 14:42 (:0)</text:span></text:p>
      <text:p text:style-name="P66"/>
      <text:p text:style-name="Standard"><text:span text:style-name="T67">5) <text:s/>Name</text:span><text:span text:style-name="T68"><text:s text:c="3"/>- <text:s/></text:span><text:span text:style-name="T69">whoami</text:span></text:p>
      <text:p text:style-name="Standard"><text:span text:style-name="T70"><text:s text:c="6"/>Use <text:s text:c="5"/>- <text:s/></text:span><text:span text:style-name="T71">prints the effective user ID.</text:span></text:p>
      <text:p text:style-name="Standard"><text:span text:style-name="T72"><text:s text:c="6"/></text:span><text:span text:style-name="T73">Syntax</text:span><text:span text:style-name="T74"><text:s/>– whoami</text:span></text:p>
      <text:p text:style-name="Standard"><text:span text:style-name="T75"><text:s text:c="6"/></text:span><text:span text:style-name="T76">Eg</text:span><text:span text:style-name="T77"><text:s text:c="7"/>- <text:s/>whoami</text:span></text:p>
      <text:p text:style-name="Standard"><text:span text:style-name="T78"><text:s text:c="6"/></text:span><text:span text:style-name="T79">O/P<text:s/></text:span><text:span text:style-name="T80"><text:s text:c="4"/>- <text:s text:c="2"/>os29 <text:s text:c="4"/></text:span></text:p>
      <text:p text:style-name="P81"/>
      <text:p text:style-name="Standard"><text:span text:style-name="T82">6) <text:s/>Name</text:span><text:span text:style-name="T83"><text:s text:c="3"/>- <text:s/></text:span><text:span text:style-name="T84">echo</text:span></text:p>
      <text:p text:style-name="Standard"><text:span text:style-name="T85"><text:s text:c="6"/>Use <text:s text:c="5"/>- <text:s/></text:span><text:span text:style-name="T86">displays a line of text.</text:span></text:p>
      <text:p text:style-name="Standard"><text:span text:style-name="T87"><text:s text:c="6"/></text:span><text:span text:style-name="T88">Syntax</text:span><text:span text:style-name="T89"><text:s/>– echo [text]</text:span></text:p>
      <text:p text:style-name="Standard"><text:span text:style-name="T90"><text:s text:c="6"/></text:span><text:span text:style-name="T91">Eg</text:span><text:span text:style-name="T92"><text:s text:c="7"/>- <text:s/>echo Hello,<text:s/></text:span><text:span text:style-name="T93">World!</text:span></text:p>
      <text:p text:style-name="Standard"><text:span text:style-name="T94"><text:s text:c="6"/></text:span><text:span text:style-name="T95">O/P<text:s/></text:span><text:span text:style-name="T96"><text:s text:c="4"/>- <text:s text:c="2"/>Hello, World!</text:span></text:p>
      <text:p text:style-name="P97"/>
      <text:p text:style-name="Standard"><text:span text:style-name="T98">7</text:span><text:span text:style-name="T99">) <text:s/>Name</text:span><text:span text:style-name="T100"><text:s text:c="3"/>- <text:s/></text:span><text:span text:style-name="T101">cal</text:span></text:p>
      <text:p text:style-name="Standard"><text:span text:style-name="T102"><text:s text:c="6"/>Use <text:s text:c="5"/>- <text:s/></text:span><text:span text:style-name="T103">Display a conveniently-formatted calendar from the command<text:s/></text:span><text:span text:style-name="T104"><text:tab/></text:span><text:span text:style-name="T105"><text:tab/></text:span><text:span text:style-name="T106"><text:tab/><text:s text:c="4"/>line.</text:span></text:p>
      <text:p text:style-name="Standard"><text:span text:style-name="T107"><text:s text:c="6"/></text:span><text:span text:style-name="T108">Syntax</text:span><text:span text:style-name="T109"><text:s/>– cal</text:span></text:p>
      <text:p text:style-name="Standard"><text:span text:style-name="T110"><text:s text:c="6"/></text:span><text:span text:style-name="T111">Eg</text:span><text:span text:style-name="T112"><text:s text:c="7"/>- <text:s/>cal</text:span></text:p>
      <text:p text:style-name="Standard"><text:span text:style-name="T113"><text:s text:c="6"/></text:span></text:p>
      <text:soft-page-break/>
      <text:p text:style-name="Standard"><text:span text:style-name="T114"><text:s text:c="9"/></text:span><text:span text:style-name="T115">O/P</text:span><text:span text:style-name="T116"><text:s text:c="5"/>- <text:s text:c="7"/>July 2015 <text:s text:c="7"/></text:span></text:p>
      <text:p text:style-name="Standard"><text:span text:style-name="T117"><text:tab/></text:span><text:span text:style-name="T118"><text:tab/>Su Mo Tu We T</text:span><text:span text:style-name="T119">h Fr Sa <text:s/></text:span></text:p>
      <text:p text:style-name="Standard"><text:span text:style-name="T120"><text:s text:c="9"/></text:span><text:span text:style-name="T121"><text:tab/></text:span><text:span text:style-name="T122"><text:tab/><text:s/>1 <text:s/>2 <text:s/>3 <text:s/>4 <text:s/></text:span></text:p>
      <text:p text:style-name="Standard"><text:span text:style-name="T123"><text:s/></text:span><text:span text:style-name="T124"><text:tab/></text:span><text:span text:style-name="T125"><text:tab/><text:s/>5 <text:s/>6 <text:s/>7 <text:s/>8 <text:s/>9 10 11 <text:s/></text:span></text:p>
      <text:p text:style-name="Standard"><text:span text:style-name="T126"><text:tab/></text:span><text:span text:style-name="T127"><text:tab/>12 13 14 15 16 17 18 <text:s/></text:span></text:p>
      <text:p text:style-name="Standard"><text:span text:style-name="T128"><text:tab/></text:span><text:span text:style-name="T129"><text:tab/>19 20 21 22 23 24 25 <text:s/></text:span></text:p>
      <text:p text:style-name="Standard"><text:span text:style-name="T130"><text:tab/></text:span><text:span text:style-name="T131"><text:tab/>26 27 28 29 30 31 <text:s/></text:span></text:p>
      <text:p text:style-name="P132"/>
      <text:p text:style-name="Standard"><text:span text:style-name="T133">8) <text:s/>Name</text:span><text:span text:style-name="T134"><text:s text:c="3"/>- <text:s/></text:span><text:span text:style-name="T135">mkdir</text:span></text:p>
      <text:p text:style-name="Standard"><text:span text:style-name="T136"><text:s text:c="6"/>Use <text:s text:c="5"/>- <text:s/></text:span><text:span text:style-name="T137">Short for "make directory", mkdir is used to create directories on a<text:s/></text:span><text:span text:style-name="T138"><text:tab/></text:span><text:span text:style-name="T139"><text:tab/><text:s text:c="3"/>file<text:s/></text:span><text:span text:style-name="T140">system.</text:span></text:p>
      <text:p text:style-name="Standard"><text:span text:style-name="T141"><text:s text:c="6"/></text:span><text:span text:style-name="T142">Syntax</text:span><text:span text:style-name="T143"><text:s/>– mkdir [dir_name]</text:span></text:p>
      <text:p text:style-name="Standard"><text:span text:style-name="T144"><text:s text:c="6"/></text:span><text:span text:style-name="T145">Eg</text:span><text:span text:style-name="T146"><text:s text:c="7"/>- <text:s/>mkdir mydir</text:span></text:p>
      <text:p text:style-name="P147"/>
      <text:p text:style-name="Standard"><text:span text:style-name="T148">9) <text:s/>Name</text:span><text:span text:style-name="T149"><text:s text:c="3"/>- <text:s/></text:span><text:span text:style-name="T150">cd</text:span></text:p>
      <text:p text:style-name="Standard"><text:span text:style-name="T151"><text:s text:c="6"/>Use <text:s text:c="5"/>- <text:s/></text:span><text:span text:style-name="T152">stands for "change directory", changes the shell's current working<text:s/></text:span><text:span text:style-name="T153"><text:tab/></text:span><text:span text:style-name="T154"><text:tab/><text:s text:c="3"/>directory.</text:span></text:p>
      <text:p text:style-name="Standard"><text:span text:style-name="T155"><text:s text:c="6"/></text:span><text:span text:style-name="T156">Syntax</text:span><text:span text:style-name="T157"><text:s/>– cd [dir_name]</text:span></text:p>
      <text:p text:style-name="Standard"><text:span text:style-name="T158"><text:s text:c="6"/></text:span><text:span text:style-name="T159">Eg</text:span><text:span text:style-name="T160"><text:s text:c="7"/>- <text:s/>cd mydir</text:span></text:p>
      <text:p text:style-name="Standard"><text:span text:style-name="T161"><text:s text:c="6"/></text:span><text:span text:style-name="T162">O/P</text:span><text:span text:style-name="T163"><text:s text:c="5"/>- <text:s text:c="2"/>os29@csl214-HP-Compaq-Pro-4300-SFF-PC:~/mydir$</text:span></text:p>
      <text:p text:style-name="P164"/>
      <text:p text:style-name="Standard"><text:span text:style-name="T165">10) <text:s/>Name</text:span><text:span text:style-name="T166"><text:s text:c="3"/>- <text:s/></text:span><text:span text:style-name="T167">dir</text:span></text:p>
      <text:p text:style-name="Standard"><text:span text:style-name="T168"><text:s text:c="4"/></text:span><text:span text:style-name="T169"><text:s text:c="2"/>Use <text:s text:c="5"/>- <text:s/></text:span><text:span text:style-name="T170"><text:s/>list directory contents <text:s/></text:span></text:p>
      <text:p text:style-name="Standard"><text:span text:style-name="T171"><text:s text:c="6"/></text:span><text:span text:style-name="T172">Syntax</text:span><text:span text:style-name="T173"><text:s/>– dir [file]</text:span></text:p>
      <text:p text:style-name="Standard"><text:span text:style-name="T174"><text:s text:c="6"/></text:span><text:span text:style-name="T175">Eg</text:span><text:span text:style-name="T176"><text:s text:c="7"/>- <text:s/>dir /opt/lampp/htdocs/</text:span></text:p>
      <text:p text:style-name="Standard"><text:span text:style-name="T177"><text:s text:c="8"/></text:span><text:span text:style-name="T178">O/P</text:span><text:span text:style-name="T179"><text:s text:c="5"/>- <text:s/>index.php test.php a.txt</text:span></text:p>
      <text:p text:style-name="Standard"><text:span text:style-name="T180"><text:tab/></text:span><text:span text:style-name="T181"><text:tab/><text:s text:c="3"/></text:span></text:p>
      <text:p text:style-name="Standard"><text:span text:style-name="T182">11) <text:s/>Name</text:span><text:span text:style-name="T183"><text:s text:c="3"/>- <text:s/></text:span><text:span text:style-name="T184">mv</text:span></text:p>
      <text:p text:style-name="Standard"><text:span text:style-name="T185"><text:s text:c="6"/>Use <text:s text:c="5"/>- <text:s/></text:span><text:span text:style-name="T186">to move or rename files.</text:span></text:p>
      <text:p text:style-name="Standard"><text:span text:style-name="T187"><text:s text:c="6"/></text:span><text:span text:style-name="T188">Syntax</text:span><text:span text:style-name="T189"><text:s/>– mv [source_file_name]<text:s/></text:span><text:span text:style-name="T190">[dest_directory_name]</text:span></text:p>
      <text:p text:style-name="Standard"><text:span text:style-name="T191"><text:s text:c="6"/></text:span><text:span text:style-name="T192">Eg</text:span><text:span text:style-name="T193"><text:s text:c="7"/>- <text:s/>mv myfile.txt mydir</text:span></text:p>
      <text:p text:style-name="P194"/>
      <text:p text:style-name="Standard"><text:span text:style-name="T195">12) <text:s/>Name</text:span><text:span text:style-name="T196"><text:s text:c="3"/>- <text:s/></text:span><text:span text:style-name="T197">pwd</text:span></text:p>
      <text:p text:style-name="Standard"><text:span text:style-name="T198"><text:s text:c="6"/>Use <text:s text:c="5"/>- <text:s/></text:span><text:span text:style-name="T199">Print Working Directory prints the full filename of the current<text:s/></text:span><text:span text:style-name="T200"><text:tab/></text:span><text:span text:style-name="T201"><text:tab/></text:span><text:span text:style-name="T202"><text:tab/><text:s text:c="3"/>working directory.</text:span></text:p>
      <text:p text:style-name="Standard"><text:span text:style-name="T203"><text:s text:c="6"/></text:span><text:span text:style-name="T204">Syntax</text:span><text:span text:style-name="T205"><text:s/>– pwd</text:span></text:p>
      <text:p text:style-name="Standard"><text:span text:style-name="T206"><text:s text:c="5"/></text:span><text:span text:style-name="T207"><text:s/>Eg <text:s text:c="2"/></text:span><text:span text:style-name="T208"><text:s text:c="4"/>- <text:s/>pwd</text:span></text:p>
      <text:p text:style-name="Standard"><text:span text:style-name="T209"><text:s text:c="6"/></text:span><text:span text:style-name="T210">O/P</text:span><text:span text:style-name="T211"><text:s text:c="5"/>- <text:s/>/ <text:s text:c="5"/>(Ro</text:span><text:span text:style-name="T212">ot)</text:span></text:p>
      <text:p text:style-name="P213"/>
      <text:p text:style-name="Standard"><text:span text:style-name="T214">13) <text:s/>Name</text:span><text:span text:style-name="T215"><text:s text:c="3"/>- <text:s/></text:span><text:span text:style-name="T216">cat</text:span></text:p>
      <text:p text:style-name="Standard"><text:span text:style-name="T217"><text:s text:c="6"/>Use <text:s text:c="5"/>- <text:s/></text:span><text:span text:style-name="T218">concatenates files and print it on the standard output.</text:span></text:p>
      <text:p text:style-name="Standard"><text:span text:style-name="T219"><text:s text:c="6"/></text:span><text:span text:style-name="T220">Syntax</text:span><text:span text:style-name="T221"><text:s/>– cat [OPTIONS] [FILE]...</text:span></text:p>
      <text:p text:style-name="Standard"><text:span text:style-name="T222"><text:s text:c="6"/></text:span><text:span text:style-name="T223">Eg</text:span><text:span text:style-name="T224"><text:s text:c="7"/>- <text:s/>i) <text:s/>To Create a new file: <text:s text:c="2"/>cat&gt;file1.txt</text:span></text:p>
      <text:soft-page-break/>
      <text:p text:style-name="Standard"><text:span text:style-name="T225"><text:s text:c="20"/>ii ) To Append data into the file: <text:s text:c="2"/>cat&gt;&gt;file1.txt</text:span></text:p>
      <text:p text:style-name="Standard"><text:span text:style-name="T226"><text:tab/></text:span><text:span text:style-name="T227"><text:tab/></text:span><text:span text:style-name="T228"><text:s/>iii) To display a file: <text:s text:c="2"/>catfile1.txt</text:span></text:p>
      <text:p text:style-name="Standard"><text:span text:style-name="T229"><text:tab/></text:span><text:span text:style-name="T230"><text:tab/><text:s/>iv) To concatenate several files and display: <text:s/>catfile1.txtfile2.txt</text:span></text:p>
      <text:p text:style-name="Standard"><text:span text:style-name="T231"><text:s text:c="5"/></text:span></text:p>
      <text:p text:style-name="Standard"><text:span text:style-name="T232"><text:s/>14) <text:s/>Name</text:span><text:span text:style-name="T233"><text:s text:c="3"/>- <text:s/></text:span><text:span text:style-name="T234">cp</text:span></text:p>
      <text:p text:style-name="Standard"><text:span text:style-name="T235"><text:s text:c="9"/>Use <text:s text:c="5"/>- <text:s/></text:span><text:span text:style-name="T236">copy files from one location to another.</text:span></text:p>
      <text:p text:style-name="Standard"><text:span text:style-name="T237"><text:s text:c="9"/></text:span><text:span text:style-name="T238">Syntax</text:span><text:span text:style-name="T239"><text:s/>– cp [ SOURCE] <text:s/>[DIRECTORY]</text:span></text:p>
      <text:p text:style-name="Standard"><text:span text:style-name="T240"><text:s text:c="8"/></text:span><text:span text:style-name="T241"><text:s/>Eg</text:span><text:span text:style-name="T242"><text:s text:c="3"/></text:span><text:span text:style-name="T243"><text:s text:c="4"/>- <text:s/>cpfile1file2</text:span></text:p>
      <text:p text:style-name="Standard"><text:span text:style-name="T244"><text:s text:c="9"/></text:span><text:span text:style-name="T245">O/P</text:span><text:span text:style-name="T246"><text:s text:c="5"/>- <text:s/>copies the content of file1.php to file2.php</text:span></text:p>
      <text:p text:style-name="P247"/>
      <text:p text:style-name="Standard"><text:span text:style-name="T248"><text:s/>15) <text:s/>Name</text:span><text:span text:style-name="T249"><text:s text:c="3"/>- <text:s/></text:span><text:span text:style-name="T250">diff</text:span></text:p>
      <text:p text:style-name="Standard"><text:span text:style-name="T251"><text:s text:c="9"/>Use <text:s text:c="5"/>- <text:s/></text:span><text:span text:style-name="T252">analyzes two files and prints the lines that are different.</text:span></text:p>
      <text:p text:style-name="Standard"><text:span text:style-name="T253"><text:s text:c="9"/></text:span><text:span text:style-name="T254">Syntax</text:span><text:span text:style-name="T255"><text:s/>– diff [file1] <text:s/>[file2]</text:span></text:p>
      <text:p text:style-name="Standard"><text:span text:style-name="T256"><text:s text:c="8"/></text:span><text:span text:style-name="T257"><text:s/>Eg <text:s text:c="2"/></text:span><text:span text:style-name="T258"><text:s text:c="4"/>- <text:s/>diff</text:span><text:span text:style-name="T259"><text:s/>file1.txt file2.txt</text:span></text:p>
      <text:p text:style-name="Standard"><text:span text:style-name="T260"><text:s text:c="9"/></text:span><text:span text:style-name="T261">O/P <text:s text:c="4"/>-<text:s/></text:span><text:span text:style-name="T262"><text:s/></text:span></text:p>
      <text:p text:style-name="Standard"><text:span text:style-name="T263"><text:tab/></text:span><text:span text:style-name="T264"><text:tab/></text:span><text:span text:style-name="T265"><text:tab/>2,4c2,4</text:span></text:p>
      <text:p text:style-name="Standard"><text:span text:style-name="T266"><text:tab/></text:span><text:span text:style-name="T267"><text:tab/></text:span><text:span text:style-name="T268"><text:tab/>&lt; I need to run the laundry.</text:span></text:p>
      <text:p text:style-name="Standard"><text:span text:style-name="T269"><text:tab/></text:span><text:span text:style-name="T270"><text:tab/></text:span><text:span text:style-name="T271"><text:tab/>&lt; I need to wash the dog.</text:span></text:p>
      <text:p text:style-name="Standard"><text:span text:style-name="T272"><text:tab/></text:span><text:span text:style-name="T273"><text:tab/></text:span><text:span text:style-name="T274"><text:tab/>&lt; I need to get the car detailed.</text:span></text:p>
      <text:p text:style-name="Standard"><text:span text:style-name="T275"><text:tab/></text:span><text:span text:style-name="T276"><text:tab/></text:span><text:span text:style-name="T277"><text:tab/>---</text:span></text:p>
      <text:p text:style-name="Standard"><text:span text:style-name="T278"><text:tab/></text:span><text:span text:style-name="T279"><text:tab/></text:span><text:span text:style-name="T280"><text:tab/>&gt; I need to do the laundry.</text:span></text:p>
      <text:p text:style-name="Standard"><text:span text:style-name="T281"><text:tab/></text:span><text:span text:style-name="T282"><text:tab/></text:span><text:span text:style-name="T283"><text:tab/>&gt; I need to wash the car.</text:span></text:p>
      <text:p text:style-name="Standard"><text:span text:style-name="T284"><text:tab/></text:span><text:span text:style-name="T285"><text:tab/></text:span><text:span text:style-name="T286"><text:tab/>&gt; I need to get the dog detailed.</text:span></text:p>
      <text:p text:style-name="P287"/>
      <text:p text:style-name="Standard"><text:span text:style-name="T288"><text:s/>16) <text:s/>Name</text:span><text:span text:style-name="T289"><text:s text:c="3"/>- <text:s/></text:span><text:span text:style-name="T290">wc</text:span></text:p>
      <text:p text:style-name="Standard"><text:span text:style-name="T291"><text:s text:c="9"/>Use <text:s text:c="5"/>- <text:s/></text:span><text:span text:style-name="T292">"word count," prints a count of newlines, words, and bytes for<text:s/></text:span><text:span text:style-name="T293"><text:tab/></text:span><text:span text:style-name="T294"><text:tab/><text:s text:c="6"/>each input file.</text:span></text:p>
      <text:p text:style-name="Standard"><text:span text:style-name="T295"><text:s text:c="9"/></text:span><text:span text:style-name="T296">Syntax</text:span><text:span text:style-name="T297"><text:s/>– wc ... [FILE]...</text:span></text:p>
      <text:p text:style-name="Standard"><text:span text:style-name="T298"><text:s text:c="8"/></text:span><text:span text:style-name="T299"><text:s/>Eg <text:s text:c="2"/></text:span><text:span text:style-name="T300"><text:s text:c="4"/>- <text:s/>wc myfile.txt</text:span></text:p>
      <text:p text:style-name="Standard"><text:span text:style-name="T301"><text:s text:c="9"/></text:span><text:span text:style-name="T302">O/P<text:s/></text:span><text:span text:style-name="T303"><text:s text:c="4"/>- <text:s/>5 13 57 myfile.txt</text:span></text:p>
      <text:p text:style-name="Standard"><text:span text:style-name="T304"><text:tab/></text:span><text:span text:style-name="T305"><text:tab/></text:span><text:span text:style-name="T306"><text:tab/>Where 5 is the<text:s/></text:span><text:span text:style-name="T307">number of lines, 13 is the number of words,<text:s/></text:span><text:span text:style-name="T308"><text:tab/></text:span><text:span text:style-name="T309"><text:tab/></text:span><text:span text:style-name="T310"><text:tab/>and 57 is the number of characters.</text:span></text:p>
      <text:p text:style-name="P311"/>
      <text:p text:style-name="Standard"><text:span text:style-name="T312"><text:s/>17) <text:s/>Name</text:span><text:span text:style-name="T313"><text:s text:c="3"/>- <text:s/></text:span><text:span text:style-name="T314">head</text:span></text:p>
      <text:p text:style-name="Standard"><text:span text:style-name="T315"><text:s text:c="9"/>Use <text:s text:c="5"/>- <text:s/></text:span><text:span text:style-name="T316">makes it easy to output the first part of files.</text:span></text:p>
      <text:p text:style-name="Standard"><text:span text:style-name="T317"><text:s text:c="9"/></text:span><text:span text:style-name="T318">Syntax</text:span><text:span text:style-name="T319"><text:s/>– head [OPTION]... [FILE]...</text:span></text:p>
      <text:p text:style-name="Standard"><text:span text:style-name="T320"><text:s text:c="8"/></text:span><text:span text:style-name="T321"><text:s/>Eg <text:s text:c="2"/></text:span><text:span text:style-name="T322"><text:s text:c="4"/>- <text:s/>i) head myfile.txt</text:span></text:p>
      <text:p text:style-name="Standard"><text:span text:style-name="T323"><text:tab/><text:s text:c="14"/>ii)head -15 myfile.txt</text:span></text:p>
      <text:p text:style-name="Standard"><text:span text:style-name="T324"><text:s text:c="9"/></text:span><text:span text:style-name="T325">O/P</text:span><text:span text:style-name="T326"><text:s text:c="5"/>- <text:s/>i) By default, it displays the</text:span><text:span text:style-name="T327"><text:s/>first ten lines of each file.</text:span></text:p>
      <text:p text:style-name="Standard"><text:span text:style-name="T328"><text:tab/></text:span><text:span text:style-name="T329"><text:tab/><text:s text:c="4"/>ii) Display the first fifteen lines of myfile.txt.</text:span><text:span text:style-name="T330"><text:tab/></text:span></text:p>
      <text:p text:style-name="P331"/>
      <text:p text:style-name="Standard"><text:span text:style-name="T332"><text:s/>18) <text:s/>Name</text:span><text:span text:style-name="T333"><text:s text:c="3"/>- <text:s/></text:span><text:span text:style-name="T334">tail</text:span></text:p>
      <text:p text:style-name="Standard"><text:span text:style-name="T335"><text:s text:c="9"/>Use <text:s text:c="5"/>- <text:s/></text:span><text:span text:style-name="T336">outputs the last part, or "tail", of files.</text:span></text:p>
      <text:soft-page-break/>
      <text:p text:style-name="Standard"><text:span text:style-name="T337"><text:s text:c="9"/></text:span><text:span text:style-name="T338">Syntax</text:span><text:span text:style-name="T339"><text:s/>– tail [OPTION]... [FILE]...</text:span></text:p>
      <text:p text:style-name="Standard"><text:span text:style-name="T340"><text:s text:c="8"/></text:span><text:span text:style-name="T341"><text:s/>Eg <text:s text:c="2"/></text:span><text:span text:style-name="T342"><text:s text:c="4"/>- <text:s/>i) tail myfile</text:span><text:span text:style-name="T343">.txt</text:span></text:p>
      <text:p text:style-name="Standard"><text:span text:style-name="T344"><text:s text:c="23"/>ii)tail myfile.txt -n 100</text:span></text:p>
      <text:p text:style-name="Standard"><text:span text:style-name="T345"><text:s text:c="9"/></text:span><text:span text:style-name="T346">O/P</text:span><text:span text:style-name="T347"><text:s text:c="5"/>- <text:s/>i) Outputs the last 10 lines of the file myfile.txt.</text:span></text:p>
      <text:p text:style-name="Standard"><text:span text:style-name="T348"><text:tab/></text:span><text:span text:style-name="T349"><text:tab/><text:s text:c="4"/>ii) Outputs the last 100 lines of the file myfile.txt.</text:span></text:p>
      <text:p text:style-name="P350"/>
      <text:p text:style-name="Standard"><text:span text:style-name="T351">19) <text:s/>Name</text:span><text:span text:style-name="T352"><text:s text:c="3"/>- <text:s/></text:span><text:span text:style-name="T353">ls</text:span></text:p>
      <text:p text:style-name="Standard"><text:span text:style-name="T354"><text:s text:c="9"/>Use <text:s text:c="5"/>- <text:s/></text:span><text:span text:style-name="T355">Lists the contents of a dire</text:span><text:span text:style-name="T356">ctory.</text:span></text:p>
      <text:p text:style-name="Standard"><text:span text:style-name="T357"><text:s text:c="9"/></text:span><text:span text:style-name="T358">Syntax</text:span><text:span text:style-name="T359"><text:s/>– ls [OPTION]... [FILE]...</text:span></text:p>
      <text:p text:style-name="Standard"><text:span text:style-name="T360"><text:s text:c="8"/></text:span><text:span text:style-name="T361"><text:s/>Eg <text:s text:c="2"/></text:span><text:span text:style-name="T362"><text:s text:c="4"/>- <text:s/>ls -l</text:span></text:p>
      <text:p text:style-name="Standard"><text:span text:style-name="T363"><text:s text:c="9"/></text:span><text:span text:style-name="T364">O/P</text:span><text:span text:style-name="T365"><text:s text:c="5"/>- <text:s/>total 3</text:span></text:p>
      <text:p text:style-name="Standard"><text:span text:style-name="T366"><text:tab/></text:span><text:span text:style-name="T367"><text:tab/><text:s text:c="3"/>drwxr-xr-x <text:s text:c="2"/>2 root root <text:s/>4096 Aug 30 <text:s/>2014 bin</text:span></text:p>
      <text:p text:style-name="Standard"><text:span text:style-name="T368"><text:s text:c="22"/>drwxr-xr-x <text:s text:c="2"/>3 root root <text:s/>4096 Nov <text:s/>4 <text:s/>2014 boot</text:span></text:p>
      <text:p text:style-name="Standard"><text:span text:style-name="T369"><text:s text:c="22"/>drw</text:span><text:span text:style-name="T370">xrwxr-x <text:s text:c="2"/>2 root root <text:s/>4096 Aug 30 <text:s/>2014 cdrom</text:span></text:p>
      <text:p text:style-name="P371"/>
      <text:p text:style-name="Standard"><text:span text:style-name="T372">20) <text:s/>Name</text:span><text:span text:style-name="T373"><text:s text:c="3"/>-<text:s/></text:span><text:span text:style-name="T374"><text:s/>ps</text:span></text:p>
      <text:p text:style-name="Standard"><text:span text:style-name="T375"><text:s text:c="9"/>Use <text:s text:c="5"/>- <text:s/></text:span><text:span text:style-name="T376">Reports a snapshot of the status of currently running processes.</text:span></text:p>
      <text:p text:style-name="Standard"><text:span text:style-name="T377"><text:s text:c="9"/></text:span><text:span text:style-name="T378">Syntax</text:span><text:span text:style-name="T379"><text:s/>– ps [options]</text:span></text:p>
      <text:p text:style-name="Standard"><text:span text:style-name="T380"><text:s text:c="8"/></text:span><text:span text:style-name="T381"><text:s/>Eg <text:s text:c="2"/></text:span><text:span text:style-name="T382"><text:s text:c="4"/>- <text:s/>ps</text:span></text:p>
      <text:p text:style-name="Standard"><text:span text:style-name="T383"><text:s text:c="8"/></text:span><text:span text:style-name="T384"><text:s/>O/P <text:s/></text:span><text:span text:style-name="T385"><text:s text:c="3"/>- <text:s text:c="2"/>PID TTY <text:s text:c="9"/>TIME CMD</text:span></text:p>
      <text:p text:style-name="Standard"><text:span text:style-name="T386"><text:s/></text:span><text:span text:style-name="T387"><text:tab/></text:span><text:span text:style-name="T388"><text:tab/><text:s text:c="4"/>3928 pts/7 <text:s text:c="3"/>00:00:00 bash</text:span></text:p>
      <text:p text:style-name="Standard"><text:span text:style-name="T389"><text:s text:c="23"/>4358 pts/7 <text:s text:c="3"/>00:00:00 ps</text:span></text:p>
      <text:p text:style-name="P390"/>
      <text:p text:style-name="Standard"><text:span text:style-name="T391">21) <text:s/>Name</text:span><text:span text:style-name="T392"><text:s text:c="3"/>- <text:s/></text:span><text:span text:style-name="T393">su</text:span></text:p>
      <text:p text:style-name="Standard"><text:span text:style-name="T394"><text:s text:c="9"/>Use <text:s text:c="5"/>-<text:s/></text:span><text:span text:style-name="T395">Change the current user ID to that of the superuser, or another<text:s/></text:span><text:span text:style-name="T396"><text:tab/></text:span><text:span text:style-name="T397"><text:tab/><text:s text:c="5"/>user.</text:span></text:p>
      <text:p text:style-name="Standard"><text:span text:style-name="T398"><text:s text:c="9"/></text:span><text:span text:style-name="T399">Syntax</text:span><text:span text:style-name="T400"><text:s/>– su [options] [username]</text:span></text:p>
      <text:p text:style-name="Standard"><text:span text:style-name="T401"><text:s text:c="8"/></text:span><text:span text:style-name="T402"><text:s/>E</text:span><text:span text:style-name="T403">g <text:s text:c="2"/></text:span><text:span text:style-name="T404"><text:s text:c="4"/>- <text:s/>su - hope</text:span></text:p>
      <text:p text:style-name="Standard"><text:span text:style-name="T405"><text:s text:c="9"/></text:span><text:span text:style-name="T406">O/P <text:s/></text:span><text:span text:style-name="T407"><text:s text:c="3"/>- <text:s text:c="2"/>Switch the current user ID to that of user hope, and set the<text:s/></text:span><text:span text:style-name="T408"><text:tab/></text:span><text:span text:style-name="T409"><text:tab/></text:span><text:span text:style-name="T410"><text:tab/><text:s text:c="5"/>environment to hope's login environment.</text:span></text:p>
      <text:p text:style-name="P411"/>
      <text:p text:style-name="Standard"><text:span text:style-name="T412">22) <text:s/>Name</text:span><text:span text:style-name="T413"><text:s text:c="3"/>- <text:s/></text:span><text:span text:style-name="T414">sudo</text:span></text:p>
      <text:p text:style-name="Standard"><text:span text:style-name="T415"><text:s text:c="9"/>Use <text:s text:c="5"/>- <text:s/></text:span><text:span text:style-name="T416">execute a command as another user</text:span></text:p>
      <text:p text:style-name="Standard"><text:span text:style-name="T417"><text:s text:c="9"/></text:span><text:span text:style-name="T418">Syntax</text:span><text:span text:style-name="T419"><text:s/>– sudo [opt</text:span><text:span text:style-name="T420">ion]</text:span></text:p>
      <text:p text:style-name="Standard"><text:span text:style-name="T421"><text:s text:c="8"/></text:span><text:span text:style-name="T422"><text:s/>Eg <text:s text:c="2"/></text:span><text:span text:style-name="T423"><text:s text:c="4"/>- <text:s/>sudo apt-get update</text:span></text:p>
      <text:p text:style-name="Standard"><text:span text:style-name="T424"><text:s text:c="9"/></text:span></text:p>
      <text:p text:style-name="Standard"><text:span text:style-name="T425">23) <text:s/>Name</text:span><text:span text:style-name="T426"><text:s text:c="3"/>- <text:s/></text:span><text:span text:style-name="T427">kill</text:span></text:p>
      <text:p text:style-name="Standard"><text:span text:style-name="T428"><text:s text:c="8"/>Use <text:s text:c="5"/>- <text:s/></text:span><text:span text:style-name="T429">kill is used to send a signal to a process.</text:span></text:p>
      <text:p text:style-name="Standard"><text:span text:style-name="T430"><text:s text:c="9"/></text:span><text:span text:style-name="T431">Syntax</text:span><text:span text:style-name="T432"><text:s/>– kill [-s] [-l] %pid</text:span></text:p>
      <text:p text:style-name="Standard"><text:span text:style-name="T433"><text:s text:c="8"/></text:span><text:span text:style-name="T434"><text:s/>Eg <text:s text:c="2"/></text:span><text:span text:style-name="T435"><text:s text:c="4"/>- <text:s/>i) kill -9 -1</text:span></text:p>
      <text:p text:style-name="Standard"><text:span text:style-name="T436"><text:s text:c="9"/></text:span><text:span text:style-name="T437">O/P <text:s/></text:span><text:span text:style-name="T438"><text:s text:c="3"/>- <text:s text:c="2"/>i)Kills all processes<text:s/></text:span><text:span text:style-name="T439">possible to be killed.</text:span></text:p>
      <text:p text:style-name="Standard"><text:span text:style-name="T440"><text:s/></text:span><text:span text:style-name="T441"><text:tab/></text:span><text:span text:style-name="T442"><text:tab/><text:s text:c="4"/>3928 pts/7 <text:s text:c="3"/>00:00:00 bash</text:span></text:p>
      <text:p text:style-name="Standard"><text:span text:style-name="T443">24) <text:s/>Name</text:span><text:span text:style-name="T444"><text:s text:c="3"/>- <text:s/></text:span><text:span text:style-name="T445">rm</text:span></text:p>
      <text:soft-page-break/>
      <text:p text:style-name="Standard"><text:span text:style-name="T446"><text:s text:c="8"/>Use <text:s text:c="5"/>- <text:s/></text:span><text:span text:style-name="T447"><text:s/>removes (deletes) files or directories.</text:span></text:p>
      <text:p text:style-name="Standard"><text:span text:style-name="T448"><text:s text:c="9"/></text:span><text:span text:style-name="T449">Syntax</text:span><text:span text:style-name="T450"><text:s/>– rm [OPTION]... FILE...</text:span></text:p>
      <text:p text:style-name="Standard"><text:span text:style-name="T451"><text:s text:c="8"/></text:span><text:span text:style-name="T452"><text:s/>Eg <text:s text:c="2"/></text:span><text:span text:style-name="T453"><text:s text:c="4"/>- <text:s/>rm myfile.txt</text:span></text:p>
      <text:p text:style-name="P454"/>
      <text:p text:style-name="Standard"><text:span text:style-name="T455">25) <text:s/>Name</text:span><text:span text:style-name="T456"><text:s text:c="3"/>- <text:s/></text:span><text:span text:style-name="T457">kill</text:span></text:p>
      <text:p text:style-name="Standard"><text:span text:style-name="T458"><text:s text:c="8"/>Use <text:s text:c="5"/>- <text:s/></text:span><text:span text:style-name="T459">kill is used to send a signal to a process.</text:span></text:p>
      <text:p text:style-name="Standard"><text:span text:style-name="T460"><text:s text:c="9"/></text:span><text:span text:style-name="T461">Syntax</text:span><text:span text:style-name="T462"><text:s/>– kill [-s] [-l] %pid</text:span></text:p>
      <text:p text:style-name="Standard"><text:span text:style-name="T463"><text:s text:c="8"/></text:span><text:span text:style-name="T464"><text:s/>Eg <text:s text:c="2"/></text:span><text:span text:style-name="T465"><text:s text:c="4"/>- <text:s/>i) kill -9 -1</text:span></text:p>
      <text:p text:style-name="Standard"><text:span text:style-name="T466"><text:s text:c="9"/></text:span><text:span text:style-name="T467">O/P<text:s/></text:span><text:span text:style-name="T468"><text:s text:c="4"/>- <text:s text:c="2"/>i)Kills all processes possible to be killed.</text:span></text:p>
      <text:p text:style-name="Standard"><text:span text:style-name="T469"><text:s/></text:span><text:span text:style-name="T470"><text:tab/></text:span><text:span text:style-name="T471"><text:tab/><text:s text:c="4"/>3928 pts/7 <text:s text:c="3"/>00:00:00 bash</text:span></text:p>
      <text:p text:style-name="P472"/>
      <text:p text:style-name="Standard"><text:span text:style-name="T473">26) <text:s/>Name</text:span><text:span text:style-name="T474"><text:s text:c="3"/>- <text:s/></text:span><text:span text:style-name="T475">tree</text:span></text:p>
      <text:p text:style-name="Standard"><text:span text:style-name="T476"><text:s text:c="8"/>Use <text:s text:c="5"/>- <text:s/></text:span><text:span text:style-name="T477">list contents of directories in a tree-like format.</text:span></text:p>
      <text:p text:style-name="Standard"><text:span text:style-name="T478"><text:s/></text:span><text:span text:style-name="T479"><text:s text:c="8"/></text:span><text:span text:style-name="T480">Syntax</text:span><text:span text:style-name="T481"><text:s/>– tree /path/to/directory</text:span></text:p>
      <text:p text:style-name="Standard"><text:span text:style-name="T482"><text:s text:c="8"/></text:span><text:span text:style-name="T483"><text:s/>Eg <text:s text:c="2"/></text:span><text:span text:style-name="T484"><text:s text:c="4"/>- <text:s/>tree /etc</text:span></text:p>
      <text:p text:style-name="Standard"><text:span text:style-name="T485"><text:s text:c="9"/></text:span><text:span text:style-name="T486">O/P<text:s/></text:span><text:span text:style-name="T487"><text:s text:c="4"/>- <text:s text:c="2"/>etc</text:span></text:p>
      <text:p text:style-name="Standard"><text:span text:style-name="T488"><text:tab/></text:span><text:span text:style-name="T489"><text:tab/></text:span><text:span text:style-name="T490"><text:tab/>|-- abrt</text:span></text:p>
      <text:p text:style-name="Standard"><text:span text:style-name="T491"><text:tab/></text:span><text:span text:style-name="T492"><text:tab/></text:span><text:span text:style-name="T493"><text:tab/>| <text:s text:c="2"/>|-- abrt-action-save-package-data.conf</text:span></text:p>
      <text:p text:style-name="Standard"><text:span text:style-name="T494"><text:tab/></text:span><text:span text:style-name="T495"><text:tab/></text:span><text:span text:style-name="T496"><text:tab/>| <text:s text:c="2"/>|-- abrt.conf</text:span></text:p>
      <text:p text:style-name="Standard"><text:span text:style-name="T497"><text:tab/></text:span><text:span text:style-name="T498"><text:tab/></text:span><text:span text:style-name="T499"><text:tab/>| <text:s text:c="2"/>|-- gpg_keys</text:span></text:p>
      <text:p text:style-name="Standard"><text:span text:style-name="T500"><text:tab/></text:span><text:span text:style-name="T501"><text:tab/></text:span><text:span text:style-name="T502"><text:tab/>| <text:s text:c="2"/>`-- plugins</text:span></text:p>
      <text:p text:style-name="Standard"><text:span text:style-name="T503"><text:tab/></text:span><text:span text:style-name="T504"><text:tab/></text:span><text:span text:style-name="T505"><text:tab/>| <text:s text:c="6"/>|-- CCpp.conf</text:span></text:p>
      <text:p text:style-name="Standard"><text:span text:style-name="T506"><text:tab/></text:span><text:span text:style-name="T507"><text:tab/></text:span><text:span text:style-name="T508"><text:tab/>| <text:s text:c="6"/>`-- p</text:span><text:span text:style-name="T509">ython.conf</text:span></text:p>
      <text:p text:style-name="Standard"><text:span text:style-name="T510"><text:tab/></text:span><text:span text:style-name="T511"><text:tab/></text:span><text:span text:style-name="T512"><text:tab/>|-- acpi</text:span></text:p>
      <text:p text:style-name="Standard"><text:span text:style-name="T513"><text:tab/></text:span><text:span text:style-name="T514"><text:tab/></text:span><text:span text:style-name="T515"><text:tab/>| <text:s text:c="2"/>|-- actions</text:span></text:p>
      <text:p text:style-name="Standard"><text:span text:style-name="T516"><text:tab/></text:span><text:span text:style-name="T517"><text:tab/></text:span><text:span text:style-name="T518"><text:tab/>| <text:s text:c="2"/>| <text:s text:c="2"/>`-- power.sh</text:span></text:p>
      <text:p text:style-name="Standard"><text:span text:style-name="T519"><text:tab/></text:span><text:span text:style-name="T520"><text:tab/></text:span><text:span text:style-name="T521"><text:tab/>| <text:s text:c="2"/>`-- events</text:span></text:p>
      <text:p text:style-name="Standard"><text:span text:style-name="T522"><text:tab/></text:span><text:span text:style-name="T523"><text:tab/></text:span><text:span text:style-name="T524"><text:tab/>| <text:s text:c="6"/>|-- power.conf</text:span></text:p>
      <text:p text:style-name="Standard"><text:span text:style-name="T525"><text:tab/></text:span><text:span text:style-name="T526"><text:tab/></text:span><text:span text:style-name="T527"><text:tab/>| <text:s text:c="6"/>`-- video.conf</text:span></text:p>
      <text:p text:style-name="P528"/>
      <text:p text:style-name="P529"/>
      <text:p text:style-name="Standard"><text:span text:style-name="T530">27) <text:s/>Name</text:span><text:span text:style-name="T531"><text:s text:c="3"/>-<text:s/></text:span><text:span text:style-name="T532"><text:s/>clear</text:span></text:p>
      <text:p text:style-name="Standard"><text:span text:style-name="T533"><text:s text:c="8"/>Use <text:s text:c="5"/>- <text:s/></text:span><text:span text:style-name="T534">clears the terminal screen</text:span></text:p>
      <text:p text:style-name="Standard"><text:span text:style-name="T535"><text:s text:c="9"/></text:span><text:span text:style-name="T536">Syntax</text:span><text:span text:style-name="T537"><text:s/>– clea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@$#</meta:initial-creator>
    <dc:creator>user</dc:creator>
    <meta:creation-date>2015-07-10T14:30:00Z</meta:creation-date>
    <dc:date>2015-07-11T04:37:00Z</dc:date>
    <meta:template xlink:href="Normal" xlink:type="simple"/>
    <meta:editing-cycles>1</meta:editing-cycles>
    <meta:editing-duration>PT4740S</meta:editing-duration>
    <meta:document-statistic meta:page-count="5" meta:paragraph-count="13" meta:word-count="1009" meta:character-count="6748" meta:row-count="47" meta:non-whitespace-character-count="5752"/>
  </office:meta>
</office:document-meta>
</file>